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paragraph-rsid="0052fca7"/>
    </style:style>
    <style:style style:name="P2" style:family="paragraph" style:parent-style-name="Text_20_body">
      <style:paragraph-properties fo:margin-top="0in" fo:margin-bottom="0in" loext:contextual-spacing="false" fo:line-height="100%"/>
      <style:text-properties fo:color="#ce181e" officeooo:paragraph-rsid="0052fca7"/>
    </style:style>
    <style:style style:name="P3" style:family="paragraph" style:parent-style-name="Standard">
      <style:paragraph-properties fo:margin-top="0in" fo:margin-bottom="0in" loext:contextual-spacing="false" fo:line-height="100%"/>
      <style:text-properties officeooo:paragraph-rsid="00514c77"/>
    </style:style>
    <style:style style:name="P4" style:family="paragraph" style:parent-style-name="Standard">
      <style:paragraph-properties fo:margin-top="0in" fo:margin-bottom="0in" loext:contextual-spacing="false" fo:line-height="100%"/>
      <style:text-properties fo:color="#000000" style:font-name="Droid Sans Mono" fo:font-size="10.5pt" fo:font-weight="normal" officeooo:paragraph-rsid="0052fca7" fo:background-color="#fffffe"/>
    </style:style>
    <style:style style:name="P5" style:family="paragraph" style:parent-style-name="Heading_20_2">
      <style:paragraph-properties fo:margin-top="0in" fo:margin-bottom="0in" loext:contextual-spacing="false" fo:line-height="100%"/>
      <style:text-properties officeooo:paragraph-rsid="0052fca7"/>
    </style:style>
    <style:style style:name="P6" style:family="paragraph" style:parent-style-name="Horizontal_20_Line">
      <style:paragraph-properties fo:margin-top="0in" fo:margin-bottom="0in" loext:contextual-spacing="false" fo:line-height="100%"/>
      <style:text-properties officeooo:paragraph-rsid="0052fca7"/>
    </style:style>
    <style:style style:name="P7" style:family="paragraph" style:parent-style-name="Standard">
      <style:paragraph-properties style:line-height-at-least="0.198in"/>
      <style:text-properties fo:color="#000000" style:font-name="Droid Sans Mono" fo:font-size="10.5pt" fo:font-weight="normal" fo:background-color="#fffffe"/>
    </style:style>
    <style:style style:name="P8" style:family="paragraph" style:parent-style-name="Standard">
      <style:paragraph-properties style:line-height-at-least="0.198in"/>
    </style:style>
    <style:style style:name="P9" style:family="paragraph" style:parent-style-name="Standard">
      <style:paragraph-properties style:line-height-at-least="0.198in"/>
      <style:text-properties fo:color="#ce181e" style:font-name="Droid Sans Mono" fo:font-size="10.5pt" fo:font-weight="normal" officeooo:paragraph-rsid="00f63aca" fo:background-color="#fffffe"/>
    </style:style>
    <style:style style:name="P10" style:family="paragraph" style:parent-style-name="Heading_20_2">
      <style:text-properties officeooo:paragraph-rsid="00514c77"/>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1">
      <style:paragraph-properties fo:margin-top="0in" fo:margin-bottom="0in" loext:contextual-spacing="false"/>
    </style:style>
    <style:style style:name="T1" style:family="text">
      <style:text-properties fo:color="#383838"/>
    </style:style>
    <style:style style:name="T2" style:family="text">
      <style:text-properties fo:color="#800000"/>
    </style:style>
    <style:style style:name="T3" style:family="text">
      <style:text-properties fo:color="#ff0000"/>
    </style:style>
    <style:style style:name="T4" style:family="text">
      <style:text-properties fo:color="#0000ff"/>
    </style:style>
    <style:style style:name="T5" style:family="text">
      <style:text-properties style:font-name="Arial" officeooo:rsid="00514c77"/>
    </style:style>
    <style:style style:name="T6" style:family="text">
      <style:text-properties fo:color="#ce181e"/>
    </style:style>
    <style:style style:name="T7" style:family="text">
      <style:text-properties fo:color="#ce181e" style:text-underline-style="solid" style:text-underline-width="auto" style:text-underline-color="font-color"/>
    </style:style>
    <style:style style:name="T8" style:family="text">
      <style:text-properties fo:color="#ce181e" style:text-underline-style="solid" style:text-underline-width="auto" style:text-underline-color="font-color" fo:background-color="#fff200" loext:char-shading-value="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background-color="#fff200" loext:char-shading-value="0"/>
    </style:style>
    <style:style style:name="T11" style:family="text">
      <style:text-properties fo:background-color="#fff200" loext:char-shading-value="0"/>
    </style:style>
    <style:style style:name="T12" style:family="text">
      <style:text-properties fo:background-color="#fff200"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start text:name="__RefHeading___Toc2248_2118293172"/><text:span text:style-name="Source_20_Text"><text:span text:style-name="T5">Introduction to the Applied Accessibility Challenges</text:span></text:span><text:bookmark-end text:name="__RefHeading___Toc2248_21182931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2248_2118293172" text:style-name="Index_20_Link" text:visited-style-name="Index_20_Link">Introduction to the Applied Accessibility Challenges<text:tab/>1</text:a></text:p>
          <text:p text:style-name="P11"><text:a xlink:type="simple" xlink:href="#__RefHeading___Toc2250_2118293172" text:style-name="Index_20_Link" text:visited-style-name="Index_20_Link">Add a Text Alternative to Images for Visually Impaired Accessibility<text:tab/>2</text:a></text:p>
          <text:p text:style-name="P11"><text:a xlink:type="simple" xlink:href="#__RefHeading___Toc2252_2118293172" text:style-name="Index_20_Link" text:visited-style-name="Index_20_Link">Know When Alt Text Should be Left Blank<text:tab/>3</text:a></text:p>
          <text:p text:style-name="P11"><text:a xlink:type="simple" xlink:href="#__RefHeading___Toc2254_2118293172" text:style-name="Index_20_Link" text:visited-style-name="Index_20_Link">Use Headings to Show Hierarchical Relationships of Content<text:tab/>3</text:a></text:p>
          <text:p text:style-name="P11"><text:a xlink:type="simple" xlink:href="#__RefHeading___Toc2256_2118293172" text:style-name="Index_20_Link" text:visited-style-name="Index_20_Link">Jump Straight to the Content Using the main Element<text:tab/>4</text:a></text:p>
          <text:p text:style-name="P11"><text:a xlink:type="simple" xlink:href="#__RefHeading___Toc2258_2118293172" text:style-name="Index_20_Link" text:visited-style-name="Index_20_Link">Wrap Content in the article Element<text:tab/>5</text:a></text:p>
          <text:p text:style-name="P11"><text:a xlink:type="simple" xlink:href="#__RefHeading___Toc2260_2118293172" text:style-name="Index_20_Link" text:visited-style-name="Index_20_Link">Make Screen Reader Navigation Easier with the header Landmark<text:tab/>6</text:a></text:p>
          <text:p text:style-name="P11"><text:a xlink:type="simple" xlink:href="#__RefHeading___Toc2262_2118293172" text:style-name="Index_20_Link" text:visited-style-name="Index_20_Link">Make Screen Reader Navigation Easier with the nav Landmark<text:tab/>7</text:a></text:p>
          <text:p text:style-name="P11"><text:a xlink:type="simple" xlink:href="#__RefHeading___Toc2264_2118293172" text:style-name="Index_20_Link" text:visited-style-name="Index_20_Link">Make Screen Reader Navigation Easier with the footer Landmark<text:tab/>8</text:a></text:p>
          <text:p text:style-name="P11"><text:a xlink:type="simple" xlink:href="#__RefHeading___Toc2266_2118293172" text:style-name="Index_20_Link" text:visited-style-name="Index_20_Link">Improve Accessibility of Audio Content with the audio Element<text:tab/>9</text:a></text:p>
          <text:p text:style-name="P11"><text:a xlink:type="simple" xlink:href="#__RefHeading___Toc2268_2118293172" text:style-name="Index_20_Link" text:visited-style-name="Index_20_Link">Improve Chart Accessibility with the figure Element<text:tab/>10</text:a></text:p>
          <text:p text:style-name="P11"><text:a xlink:type="simple" xlink:href="#__RefHeading___Toc2270_2118293172" text:style-name="Index_20_Link" text:visited-style-name="Index_20_Link">Improve Form Field Accessibility with the label Element<text:tab/>11</text:a></text:p>
          <text:p text:style-name="P11"><text:a xlink:type="simple" xlink:href="#__RefHeading___Toc2272_2118293172" text:style-name="Index_20_Link" text:visited-style-name="Index_20_Link">Wrap Radio Buttons in a fieldset Element for Better Accessibility<text:tab/>13</text:a></text:p>
          <text:p text:style-name="P11"><text:a xlink:type="simple" xlink:href="#__RefHeading___Toc2274_2118293172" text:style-name="Index_20_Link" text:visited-style-name="Index_20_Link">Add an Accessible Date Picker<text:tab/>15</text:a></text:p>
          <text:p text:style-name="P11"><text:a xlink:type="simple" xlink:href="#__RefHeading___Toc2276_2118293172" text:style-name="Index_20_Link" text:visited-style-name="Index_20_Link">Standardize Times with the HTML5 datetime Attribute<text:tab/>16</text:a></text:p>
          <text:p text:style-name="P11"><text:a xlink:type="simple" xlink:href="#__RefHeading___Toc2278_2118293172" text:style-name="Index_20_Link" text:visited-style-name="Index_20_Link">Make Elements Only Visible to a Screen Reader by Using Custom CSS<text:tab/>17</text:a></text:p>
          <text:p text:style-name="P11"><text:a xlink:type="simple" xlink:href="#__RefHeading___Toc2280_2118293172" text:style-name="Index_20_Link" text:visited-style-name="Index_20_Link">Improve Readability with High Contrast Text<text:tab/>19</text:a></text:p>
          <text:p text:style-name="P11"><text:a xlink:type="simple" xlink:href="#__RefHeading___Toc2282_2118293172" text:style-name="Index_20_Link" text:visited-style-name="Index_20_Link">Avoid Colorblindness Issues by Using Sufficient Contrast<text:tab/>20</text:a></text:p>
          <text:p text:style-name="P11"><text:a xlink:type="simple" xlink:href="#__RefHeading___Toc2284_2118293172" text:style-name="Index_20_Link" text:visited-style-name="Index_20_Link">Avoid Colorblindness Issues by Carefully Choosing Colors that Convey Information<text:tab/>21</text:a></text:p>
          <text:p text:style-name="P11"><text:a xlink:type="simple" xlink:href="#__RefHeading___Toc2286_2118293172" text:style-name="Index_20_Link" text:visited-style-name="Index_20_Link">Give Links Meaning by Using Descriptive Link Text<text:tab/>22</text:a></text:p>
          <text:p text:style-name="P11"><text:a xlink:type="simple" xlink:href="#__RefHeading___Toc2288_2118293172" text:style-name="Index_20_Link" text:visited-style-name="Index_20_Link">Make Links Navigatable with HTML Access Keys<text:tab/>23</text:a></text:p>
          <text:p text:style-name="P11"><text:a xlink:type="simple" xlink:href="#__RefHeading___Toc2290_2118293172" text:style-name="Index_20_Link" text:visited-style-name="Index_20_Link">Use tabindex to Add Keyboard Focus to an Element<text:tab/>23</text:a></text:p>
          <text:p text:style-name="P11"><text:a xlink:type="simple" xlink:href="#__RefHeading___Toc2292_2118293172" text:style-name="Index_20_Link" text:visited-style-name="Index_20_Link">Use tabindex to Specify the Order of Keyboard Focus for Several Elements<text:tab/>25</text:a></text:p>
        </text:index-body>
      </text:table-of-content>
      <text:p text:style-name="Text_20_body"/>
      <text:p text:style-name="Text_20_body"/>
      <text:p text:style-name="Text_20_body">"Accessibility" generally means having web content and a user interface that can be understood, navigated, and interacted with by a broad audience. This includes people with visual, auditory, mobility, or cognitive disabilities. Websites should be open and accessible to everyone, regardless of a user's abilities or resources. Some users rely on assistive technology such as a screen reader or voice recognition software. Other users may be able to navigate through a site only using a keyboard. Keeping the needs of various users in mind when developing your project can go a long way towards creating an open web. Here are three general concepts this section will explore throughout the following challenges:</text:p>
      <text:list xml:id="list2700697732" text:style-name="L1">
        <text:list-header>
          <text:p text:style-name="P15"/>
        </text:list-header>
        <text:list-item>
          <text:p text:style-name="P15">have well-organized code that uses appropriate markup</text:p>
        </text:list-item>
        <text:list-item>
          <text:p text:style-name="P15">ensure text alternatives exist for non-text and visual content</text:p>
        </text:list-item>
        <text:list-item>
          <text:p text:style-name="P12">create an easily-navigated page that's keyboard-friendly</text:p>
        </text:list-item>
      </text:list>
      <text:p text:style-name="Text_20_body"><text:line-break/><text:line-break/><text:soft-page-break/>Having accessible web content is an ongoing challenge. A great resource for your projects going forward is the W3 Consortium's Web Content Accessibility Guidelines (WCAG). They set the international standard for accessibility and provide a number of criteria you can use to check your work.</text:p>
      <text:p text:style-name="Horizontal_20_Line"><text:span text:style-name="Source_20_Text"><text:s/></text:span></text:p>
      <text:p text:style-name="P3"/>
      <text:p text:style-name="P3"/>
      <text:p text:style-name="Horizontal_20_Line"/>
      <text:p text:style-name="P1"/>
      <text:p text:style-name="P1"/>
      <text:p text:style-name="P1"/>
      <text:p text:style-name="Horizontal_20_Line"/>
      <text:p text:style-name="Text_20_body"/>
      <text:p text:style-name="P1"/>
      <text:p text:style-name="P1"/>
      <text:p text:style-name="Horizontal_20_Line"/>
      <text:p text:style-name="Text_20_body"/>
      <text:p text:style-name="P1"/>
      <text:p text:style-name="P1"/>
      <text:p text:style-name="P1"/>
      <text:p text:style-name="Horizontal_20_Line"/>
      <text:h text:style-name="P5" text:outline-level="2"><text:bookmark-start text:name="__RefHeading___Toc2250_2118293172"/>Add a Text Alternative to Images for Visually Impaired Accessibility<text:bookmark-end text:name="__RefHeading___Toc2250_2118293172"/></text:h>
      <text:p text:style-name="Text_20_body">It's likely you've seen an <text:span text:style-name="Source_20_Text"><text:span text:style-name="T6">alt</text:span></text:span> attribute on an <text:span text:style-name="Source_20_Text">img</text:span> tag in other challenges. <text:span text:style-name="Source_20_Text">Alt</text:span> text describes the content of the image and provides a text-alternative. This helps in case the image fails to load or can't be seen by a user. It's also used by search engines to understand what an image contains to include it in search results. Here's an example:</text:p>
      <text:p text:style-name="Text_20_body"><text:span text:style-name="Source_20_Text">&lt;img src="importantLogo.jpeg" </text:span><text:span text:style-name="Source_20_Text"><text:span text:style-name="T6">alt="Company logo"</text:span></text:span><text:span text:style-name="Source_20_Text">&gt;</text:span></text:p>
      <text:p text:style-name="Text_20_body">People with visual impairments rely on screen readers to convert web content to an audio interface. They won't get information if it's only presented visually. For images, screen readers can access the <text:span text:style-name="Source_20_Text">alt</text:span> attribute and read its contents to deliver key information.</text:p>
      <text:p text:style-name="Text_20_body">Good <text:span text:style-name="Source_20_Text">alt</text:span> text is short but descriptive, and meant to briefly convey the meaning of the image. You should always include an <text:span text:style-name="Source_20_Text">alt</text:span> attribute on your image. Per HTML5 specification, this is now considered <text:span text:style-name="T11">mandatory</text:span>.</text:p>
      <text:p text:style-name="Horizontal_20_Line"/>
      <text:p text:style-name="Text_20_body">Camper Cat happens to be both a coding ninja and an actual ninja, and is building a website to share his knowledge. The profile picture he wants to use shows his skills, and should be appreciated by all site <text:soft-page-break/>visitors. Add an <text:span text:style-name="Source_20_Text">alt</text:span> attribute in the <text:span text:style-name="Source_20_Text">img</text:span> tag, that explains Camper Cat is doing karate. (The image <text:span text:style-name="Source_20_Text">src</text:span> doesn't link to an actual file, so you should see the <text:span text:style-name="Source_20_Text">alt</text:span> text in the display.)</text:p>
      <text:p text:style-name="P4"><text:span text:style-name="T1">&lt;</text:span><text:span text:style-name="T2">img</text:span> <text:span text:style-name="T3">src</text:span><text:span text:style-name="T1">=</text:span><text:span text:style-name="T4">"doingKarateWow.jpeg"</text:span> <text:span text:style-name="T6">alt="Camper Cat is doing karate"</text:span><text:span text:style-name="T1">&gt;</text:span></text:p>
      <text:p text:style-name="P1"/>
      <text:p text:style-name="P1"/>
      <text:h text:style-name="P5" text:outline-level="2"><text:bookmark-start text:name="__RefHeading___Toc2252_2118293172"/>Know When Alt Text Should be Left Blank<text:bookmark-end text:name="__RefHeading___Toc2252_2118293172"/></text:h>
      <text:p text:style-name="Text_20_body">In the last challenge, you learned that including an <text:span text:style-name="Source_20_Text">alt</text:span> attribute on img tags is mandatory. However, sometimes images are grouped with a caption already describing them, or are used for decoration only. In these cases <text:span text:style-name="Source_20_Text">alt</text:span> text may seem redundant or unnecessary.</text:p>
      <text:p text:style-name="Text_20_body">In situations <text:span text:style-name="T11">when an image is already explained with text content, or does not add meaning to a page, the </text:span><text:span text:style-name="Source_20_Text"><text:span text:style-name="T11">img</text:span></text:span><text:span text:style-name="T11"> still needs an </text:span><text:span text:style-name="Source_20_Text"><text:span text:style-name="T11">alt</text:span></text:span><text:span text:style-name="T11"> attribute, but it can be set to an empty string</text:span>. Here's an example:</text:p>
      <text:p text:style-name="Text_20_body"><text:span text:style-name="Source_20_Text">&lt;img src="visualDecoration.jpeg" </text:span><text:span text:style-name="Source_20_Text"><text:span text:style-name="T6">alt=""</text:span></text:span><text:span text:style-name="Source_20_Text">&gt;</text:span></text:p>
      <text:p text:style-name="Text_20_body">Background images usually fall under the 'decorative' label as well. However, they are typically applied with CSS rules, and therefore not part of the markup screen readers process.</text:p>
      <text:p text:style-name="Text_20_body"><text:span text:style-name="Strong_20_Emphasis">Note</text:span><text:line-break/>For images with a caption, you may still want to include <text:span text:style-name="Source_20_Text">alt</text:span> text, since it helps search engines catalog the content of the image.</text:p>
      <text:p text:style-name="Horizontal_20_Line"/>
      <text:p text:style-name="Text_20_body">Camper Cat has coded a skeleton page for the blog part of his website. He's planning to add a visual break between his two articles with a decorative image of a samurai sword. Add an <text:span text:style-name="Source_20_Text">alt</text:span> attribute to the <text:span text:style-name="Source_20_Text">img</text:span> tag and set it to an empty string. (Note that the image <text:span text:style-name="Source_20_Text">src</text:span> doesn't link to an actual file - don't worry that there are no swords showing in the display.)</text:p>
      <text:p text:style-name="P1">&lt;h1&gt;Deep Thoughts with Master Camper Cat&lt;/h1&gt;</text:p>
      <text:p text:style-name="P1">&lt;article&gt;</text:p>
      <text:p text:style-name="P1"><text:s text:c="2"/>&lt;h2&gt;Defeating your Foe: the Red Dot is Ours!&lt;/h2&gt;</text:p>
      <text:p text:style-name="P1"><text:s text:c="2"/>&lt;p&gt;To Come...&lt;/p&gt;</text:p>
      <text:p text:style-name="P1">&lt;/article&gt;</text:p>
      <text:p text:style-name="P1"/>
      <text:p text:style-name="P1">&lt;img src="samuraiSwords.jpeg"<text:span text:style-name="T6"> alt=""</text:span>&gt;</text:p>
      <text:p text:style-name="P1"/>
      <text:p text:style-name="P1">&lt;article&gt;</text:p>
      <text:p text:style-name="P1"><text:s text:c="2"/>&lt;h2&gt;Is Chuck Norris a Cat Person?&lt;/h2&gt;</text:p>
      <text:p text:style-name="P1"><text:s text:c="2"/>&lt;p&gt;To Come...&lt;/p&gt;</text:p>
      <text:p text:style-name="P1">&lt;/article&gt;</text:p>
      <text:p text:style-name="P1"/>
      <text:p text:style-name="P1"/>
      <text:h text:style-name="P5" text:outline-level="2"><text:bookmark-start text:name="__RefHeading___Toc2254_2118293172"/>Use Headings to Show Hierarchical Relationships of Content<text:bookmark-end text:name="__RefHeading___Toc2254_2118293172"/></text:h>
      <text:p text:style-name="Text_20_body">Headings (<text:span text:style-name="Source_20_Text">h1</text:span> through <text:span text:style-name="Source_20_Text">h6</text:span> elements) are workhorse tags that help provide structure and labeling to your content. <text:span text:style-name="T11">Screen readers can be set to read only the headings on a page so the user gets a summary</text:span>. This <text:soft-page-break/>means it is important for the heading tags in your markup to have semantic meaning and relate to each other, not be picked merely for their size values.</text:p>
      <text:p text:style-name="Text_20_body"><text:span text:style-name="Emphasis"><text:span text:style-name="T11">Semantic meaning</text:span></text:span><text:span text:style-name="T11"> </text:span>means that the tag you use around content indicates the type of information it contains.</text:p>
      <text:p text:style-name="Text_20_body">If you were writing a paper with an introduction, a body, and a conclusion, it wouldn't make much sense to put the conclusion as a subsection of the body in your outline. It should be its own section. Similarly, the heading tags in a webpage need to go in order and indicate the hierarchical relationships of your content.</text:p>
      <text:p text:style-name="Text_20_body">Headings with equal (or higher) rank start new implied sections, headings with lower rank start subsections of the previous one.</text:p>
      <text:p text:style-name="Text_20_body">As an example, a page with an <text:span text:style-name="Source_20_Text">h2</text:span> element followed by several subsections labeled with <text:span text:style-name="Source_20_Text">h4</text:span> tags would confuse a screen reader user. With six choices, it's tempting to use a tag because it looks better in a browser, but you can use CSS to edit the relative sizing.</text:p>
      <text:p text:style-name="Text_20_body">One final point, <text:span text:style-name="T11">each page should always have one (and only one) </text:span><text:span text:style-name="Source_20_Text"><text:span text:style-name="T11">h1</text:span></text:span><text:span text:style-name="T11"> element</text:span>, which is the main subject of your content. This and the other headings are <text:span text:style-name="T11">used in part by search engines</text:span> to understand the topic of the page.</text:p>
      <text:p text:style-name="Horizontal_20_Line"/>
      <text:p text:style-name="Text_20_body">Camper Cat wants a page on his site dedicated to becoming a ninja. Help him fix the headings so his markup gives semantic meaning to the content, and shows the proper parent-child relationships of his sections. Change all the <text:span text:style-name="Source_20_Text">h5</text:span> tags to the proper heading level to indicate they are subsections of the <text:span text:style-name="Source_20_Text">h2</text:span> ones.</text:p>
      <text:p text:style-name="P1">&lt;h1&gt;How to Become a Ninja&lt;/h1&gt;</text:p>
      <text:p text:style-name="P1">&lt;main&gt;</text:p>
      <text:p text:style-name="P1"><text:s text:c="2"/>&lt;h2&gt;Learn the Art of Moving Stealthily&lt;/h2&gt;</text:p>
      <text:p text:style-name="P1"><text:s text:c="2"/>&lt;h3&gt;How to Hide in Plain Sight&lt;/h3&gt;</text:p>
      <text:p text:style-name="P1"><text:s text:c="2"/>&lt;h3&gt;How to Climb a Wall&lt;/h3&gt;</text:p>
      <text:p text:style-name="P1"/>
      <text:p text:style-name="P1"><text:s text:c="2"/>&lt;h2&gt;Learn the Art of Battle&lt;/h2&gt;</text:p>
      <text:p text:style-name="P1"><text:s text:c="2"/>&lt;h3&gt;How to Strengthen your Body&lt;/h3&gt;</text:p>
      <text:p text:style-name="P1"><text:s text:c="2"/>&lt;h3&gt;How to Fight like a Ninja&lt;/h3&gt;</text:p>
      <text:p text:style-name="P1"/>
      <text:p text:style-name="P1"><text:s text:c="2"/>&lt;h2&gt;Learn the Art of Living with Honor&lt;/h2&gt;</text:p>
      <text:p text:style-name="P1"><text:s text:c="2"/>&lt;h3&gt;How to Breathe Properly&lt;/h3&gt;</text:p>
      <text:p text:style-name="P1"><text:s text:c="2"/>&lt;h3&gt;How to Simplify your Life&lt;/h3&gt;</text:p>
      <text:p text:style-name="P1">&lt;/main&gt;</text:p>
      <text:p text:style-name="P1"/>
      <text:h text:style-name="P5" text:outline-level="2"><text:bookmark-start text:name="__RefHeading___Toc2256_2118293172"/>Jump Straight to the Content Using the main Element<text:bookmark-end text:name="__RefHeading___Toc2256_2118293172"/></text:h>
      <text:p text:style-name="Text_20_body">HTML5 introduced a number of new elements that give developers more options while also incorporating accessibility features. These tags include <text:span text:style-name="Source_20_Text"><text:span text:style-name="T6">main</text:span></text:span><text:span text:style-name="T6">, </text:span><text:span text:style-name="Source_20_Text"><text:span text:style-name="T6">header</text:span></text:span><text:span text:style-name="T6">, </text:span><text:span text:style-name="Source_20_Text"><text:span text:style-name="T6">footer</text:span></text:span><text:span text:style-name="T6">, </text:span><text:span text:style-name="Source_20_Text"><text:span text:style-name="T6">nav</text:span></text:span><text:span text:style-name="T6">, </text:span><text:span text:style-name="Source_20_Text"><text:span text:style-name="T6">article</text:span></text:span><text:span text:style-name="T6">, and </text:span><text:span text:style-name="Source_20_Text"><text:span text:style-name="T6">section</text:span></text:span>, among others.</text:p>
      <text:p text:style-name="Text_20_body"><text:soft-page-break/>By default, a browser renders these elements similarly to the humble <text:span text:style-name="Source_20_Text"><text:span text:style-name="T6">div</text:span></text:span>. However, using them where appropriate gives additional meaning in your markup. The tag name alone can indicate the<text:span text:style-name="T11"> type of information</text:span> it contains, which adds semantic meaning to that content. Assistive technologies can access this information to provide better page summary or navigation options to their users.</text:p>
      <text:p text:style-name="Text_20_body">The <text:span text:style-name="Source_20_Text"><text:span text:style-name="T6">main</text:span></text:span><text:span text:style-name="T6"> </text:span>element is used to wrap (you guessed it) the main content, and there should be <text:span text:style-name="T11">only one per page.</text:span> It's meant to surround the information that's related to the central topic of your page. It's not meant to include items that repeat across pages, like navigation links or banners.</text:p>
      <text:p text:style-name="Text_20_body">The <text:span text:style-name="Source_20_Text">main</text:span> tag also has an embedded landmark feature that assistive technology can use to quickly navigate to the main content. If you've ever seen a "Jump to Main Content" link at the top of a page, using a main tag automatically gives assistive devices that functionality.</text:p>
      <text:p text:style-name="Horizontal_20_Line"/>
      <text:p text:style-name="Text_20_body">Camper Cat has some big ideas for his ninja weapons page. Help him set up his markup by adding opening and closing <text:span text:style-name="Source_20_Text">main</text:span> tags between the <text:span text:style-name="Source_20_Text">header</text:span> and <text:span text:style-name="Source_20_Text">footer</text:span> (covered in other challenges). Keep the <text:span text:style-name="Source_20_Text">main</text:span> tags empty for now.</text:p>
      <text:p text:style-name="P4"><text:span text:style-name="T1">&lt;</text:span><text:span text:style-name="T2">header</text:span><text:span text:style-name="T1">&gt;</text:span></text:p>
      <text:p text:style-name="P7"><text:span text:style-name="T1">&lt;</text:span><text:span text:style-name="T2">h1</text:span><text:span text:style-name="T1">&gt;</text:span>Weapons of the Ninja<text:span text:style-name="T1">&lt;/</text:span><text:span text:style-name="T2">h1</text:span><text:span text:style-name="T1">&gt;</text:span></text:p>
      <text:p text:style-name="P7"><text:span text:style-name="T1">&lt;/</text:span><text:span text:style-name="T2">header</text:span><text:span text:style-name="T1">&gt;</text:span></text:p>
      <text:p text:style-name="P8"/>
      <text:p text:style-name="P9">&lt;main&gt;</text:p>
      <text:p text:style-name="P9">&lt;/main&gt;</text:p>
      <text:p text:style-name="P8"/>
      <text:p text:style-name="P7"><text:span text:style-name="T1">&lt;</text:span><text:span text:style-name="T2">footer</text:span><text:span text:style-name="T1">&gt;&lt;/</text:span><text:span text:style-name="T2">footer</text:span><text:span text:style-name="T1">&gt;</text:span></text:p>
      <text:p text:style-name="P1"/>
      <text:h text:style-name="P5" text:outline-level="2"><text:bookmark-start text:name="__RefHeading___Toc2258_2118293172"/>Wrap Content in the article Element<text:bookmark-end text:name="__RefHeading___Toc2258_2118293172"/></text:h>
      <text:p text:style-name="Text_20_body"><text:span text:style-name="Source_20_Text"><text:span text:style-name="T6">article</text:span></text:span> is another one of the new HTML5 elements that adds semantic meaning to your markup. <text:span text:style-name="Source_20_Text">Article</text:span> is a sectioning element, and is used to <text:span text:style-name="T11">wrap independent, self-contained content.</text:span> The tag works well with <text:span text:style-name="T11">blog entries, forum posts, or news articles</text:span>.</text:p>
      <text:p text:style-name="Text_20_body">Determining whether content can stand alone is usually a judgement call, but there are a couple simple tests you can use. Ask yourself if you removed all surrounding context, would that content still make sense? Similarly for text, would the content hold up if it were in an RSS feed?</text:p>
      <text:p text:style-name="Text_20_body">Remember that folks using assistive technologies rely on organized, semantically meaningful markup to better understand your work.</text:p>
      <text:p text:style-name="Text_20_body"><text:span text:style-name="Strong_20_Emphasis">Note about </text:span><text:span text:style-name="Strong_20_Emphasis"><text:span text:style-name="Source_20_Text">section</text:span></text:span><text:span text:style-name="Strong_20_Emphasis"> and </text:span><text:span text:style-name="Strong_20_Emphasis"><text:span text:style-name="Source_20_Text">div</text:span></text:span><text:line-break/>The <text:span text:style-name="Source_20_Text">section</text:span> element is also new with HTML5, and has a slightly different semantic meaning than <text:span text:style-name="Source_20_Text">article</text:span>. An <text:span text:style-name="Source_20_Text">article</text:span> is for standalone content, and a <text:span text:style-name="Source_20_Text">section</text:span> is for grouping thematically related content. They can be used within each other, as needed. For example, if a book is the <text:span text:style-name="Source_20_Text">article</text:span>, then each chapter is a <text:span text:style-name="Source_20_Text">section</text:span>. When there's no relationship between groups of content, then use a <text:span text:style-name="Source_20_Text">div</text:span>.</text:p>
      <text:p text:style-name="Quotations"><text:soft-page-break/>&lt;div&gt; - groups content<text:line-break/>&lt;section&gt; - groups related content<text:line-break/>&lt;article&gt; - groups independent, self-contained content</text:p>
      <text:p text:style-name="Horizontal_20_Line"/>
      <text:p text:style-name="Text_20_body">Camper Cat used <text:span text:style-name="Source_20_Text">article</text:span> tags to wrap the posts on his blog page, but he forgot to use them around the top one. Change the <text:span text:style-name="Source_20_Text">div</text:span> tag to use an <text:span text:style-name="Source_20_Text">article</text:span> tag instead.</text:p>
      <text:p text:style-name="P1">&lt;h1&gt;Deep Thoughts with Master Camper Cat&lt;/h1&gt;</text:p>
      <text:p text:style-name="P1">&lt;main&gt;</text:p>
      <text:p text:style-name="P2"><text:s text:c="2"/>&lt;article&gt;</text:p>
      <text:p text:style-name="P1"><text:s text:c="4"/>&lt;h2&gt;The Garfield Files: Lasagna as Training Fuel?&lt;/h2&gt;</text:p>
      <text:p text:style-name="P1"><text:s text:c="4"/>&lt;p&gt;The internet is littered with varying opinions on nutritional paradigms, from catnip paleo to hairball cleanses. But let's turn our attention to an often overlooked fitness fuel, and examine the protein-carb-NOM trifecta that is lasagna...&lt;/p&gt;</text:p>
      <text:p text:style-name="P2"><text:s text:c="2"/>&lt;/article&gt;</text:p>
      <text:p text:style-name="P1"/>
      <text:p text:style-name="P1"><text:s text:c="2"/>&lt;img src="samuraiSwords.jpeg" alt=""&gt;</text:p>
      <text:p text:style-name="P1"/>
      <text:p text:style-name="P1"><text:s text:c="2"/>&lt;article&gt;</text:p>
      <text:p text:style-name="P1"><text:s text:c="4"/>&lt;h2&gt;Defeating your Foe: the Red Dot is Ours!&lt;/h2&gt;</text:p>
      <text:p text:style-name="P1"><text:s text:c="4"/>&lt;p&gt;Felines the world over have been waging war on the most persistent of foes. This red nemesis combines both cunning stealth and lightening speed. But chin up, fellow fighters, our time for victory may soon be near...&lt;/p&gt;</text:p>
      <text:p text:style-name="P1"><text:s text:c="2"/>&lt;/article&gt;</text:p>
      <text:p text:style-name="P1"/>
      <text:p text:style-name="P1"><text:s text:c="2"/>&lt;img src="samuraiSwords.jpeg" alt=""&gt;</text:p>
      <text:p text:style-name="P1"/>
      <text:p text:style-name="P1"><text:s text:c="2"/>&lt;article&gt;</text:p>
      <text:p text:style-name="P1"><text:s text:c="4"/>&lt;h2&gt;Is Chuck Norris a Cat Person?&lt;/h2&gt;</text:p>
      <text:p text:style-name="P1"><text:s text:c="4"/>&lt;p&gt;Chuck Norris is widely regarded as the premier martial artist on the planet, and it's a complete coincidence anyone who disagrees with this fact mysteriously disappears soon after. But the real question is, is he a cat person?...&lt;/p&gt;</text:p>
      <text:p text:style-name="P1"><text:s text:c="2"/>&lt;/article&gt;</text:p>
      <text:p text:style-name="P1">&lt;/main&gt;</text:p>
      <text:p text:style-name="P1"/>
      <text:p text:style-name="P1"/>
      <text:h text:style-name="P5" text:outline-level="2"><text:bookmark-start text:name="__RefHeading___Toc2260_2118293172"/>Make Screen Reader Navigation Easier with the header Landmark<text:bookmark-end text:name="__RefHeading___Toc2260_2118293172"/></text:h>
      <text:p text:style-name="Text_20_body">The next HTML5 element that adds semantic meaning and improves accessibility is the <text:span text:style-name="Source_20_Text">header</text:span> tag. It's used to wrap introductory information or navigation links for its parent tag, and works well around content that's repeated at the top on multiple pages.</text:p>
      <text:p text:style-name="Text_20_body"><text:span text:style-name="Source_20_Text">header</text:span> shares the embedded landmark feature you saw with <text:span text:style-name="Source_20_Text">main</text:span>, allowing assistive technologies to quickly navigate to that content.</text:p>
      <text:p text:style-name="Text_20_body"><text:soft-page-break/><text:span text:style-name="Strong_20_Emphasis">Note</text:span><text:line-break/><text:span text:style-name="Source_20_Text"><text:span text:style-name="T6">header</text:span></text:span> is meant for use in the <text:span text:style-name="Source_20_Text"><text:span text:style-name="T6">body</text:span></text:span> tag of your HTML document. This is different than the <text:span text:style-name="Source_20_Text"><text:span text:style-name="T6">head</text:span></text:span> element, which contains the page's title, meta information, etc.</text:p>
      <text:p text:style-name="Horizontal_20_Line"/>
      <text:p text:style-name="Text_20_body">Camper Cat is writing some great articles about ninja training, and wants to add a page for them to his site. Change the top <text:span text:style-name="Source_20_Text">div</text:span> that currently contains the <text:span text:style-name="Source_20_Text">h1</text:span> to a <text:span text:style-name="Source_20_Text">header</text:span> tag instead.</text:p>
      <text:p text:style-name="P1">&lt;body&gt;</text:p>
      <text:p text:style-name="P1"/>
      <text:p text:style-name="P1"><text:s/><text:span text:style-name="T6"><text:s/>&lt;header&gt;</text:span></text:p>
      <text:p text:style-name="P1"><text:s text:c="4"/>&lt;h1&gt;Training with Camper Cat&lt;/h1&gt;</text:p>
      <text:p text:style-name="P2"><text:s text:c="2"/>&lt;/header&gt;</text:p>
      <text:p text:style-name="P1"/>
      <text:p text:style-name="P1"/>
      <text:p text:style-name="P1"><text:s text:c="2"/>&lt;main&gt;</text:p>
      <text:p text:style-name="P1"><text:s text:c="4"/>&lt;section id="stealth"&gt;</text:p>
      <text:p text:style-name="P1"><text:s text:c="6"/>&lt;h2&gt;Stealth &amp;amp; Agility Training&lt;/h2&gt;</text:p>
      <text:p text:style-name="P1"><text:s text:c="6"/>&lt;article&gt;&lt;h3&gt;Climb foliage quickly using a minimum spanning tree approach&lt;/h3&gt;&lt;/article&gt;</text:p>
      <text:p text:style-name="P1"><text:s text:c="6"/>&lt;article&gt;&lt;h3&gt;No training is NP-complete without parkour&lt;/h3&gt;&lt;/article&gt;</text:p>
      <text:p text:style-name="P1"><text:s text:c="4"/>&lt;/section&gt;</text:p>
      <text:p text:style-name="P1"><text:s text:c="4"/>&lt;section id="combat"&gt;</text:p>
      <text:p text:style-name="P1"><text:s text:c="6"/>&lt;h2&gt;Combat Training&lt;/h2&gt;</text:p>
      <text:p text:style-name="P1"><text:s text:c="6"/>&lt;article&gt;&lt;h3&gt;Dispatch multiple enemies with multithreaded tactics&lt;/h3&gt;&lt;/article&gt;</text:p>
      <text:p text:style-name="P1"><text:s text:c="6"/>&lt;article&gt;&lt;h3&gt;Goodbye world: 5 proven ways to knock out an opponent&lt;/h3&gt;&lt;/article&gt;</text:p>
      <text:p text:style-name="P1"><text:s text:c="4"/>&lt;/section&gt;</text:p>
      <text:p text:style-name="P1"><text:s text:c="4"/>&lt;section id="weapons"&gt;</text:p>
      <text:p text:style-name="P1"><text:s text:c="6"/>&lt;h2&gt;Weapons Training&lt;/h2&gt;</text:p>
      <text:p text:style-name="P1"><text:s text:c="6"/>&lt;article&gt;&lt;h3&gt;Swords: the best tool to literally divide and conquer&lt;/h3&gt;&lt;/article&gt;</text:p>
      <text:p text:style-name="P1"><text:s text:c="6"/>&lt;article&gt;&lt;h3&gt;Breadth-first or depth-first in multi-weapon training?&lt;/h3&gt;&lt;/article&gt;</text:p>
      <text:p text:style-name="P1"><text:s text:c="4"/>&lt;/section&gt;</text:p>
      <text:p text:style-name="P1"><text:s text:c="2"/>&lt;/main&gt;</text:p>
      <text:p text:style-name="P1">&lt;/body&gt;</text:p>
      <text:p text:style-name="P1"/>
      <text:p text:style-name="P1"/>
      <text:h text:style-name="P5" text:outline-level="2"><text:bookmark-start text:name="__RefHeading___Toc2262_2118293172"/>Make Screen Reader Navigation Easier with the nav Landmark<text:bookmark-end text:name="__RefHeading___Toc2262_2118293172"/></text:h>
      <text:p text:style-name="Text_20_body">The <text:span text:style-name="Source_20_Text">nav</text:span> element is another HTML5 item with the embedded landmark feature for easy screen reader navigation. This tag is meant to wrap around the main navigation links in your page.</text:p>
      <text:p text:style-name="Text_20_body">If there are repeated site links at the bottom of the page, it isn't necessary to markup those with a <text:span text:style-name="Source_20_Text">nav</text:span> tag as well. Using a <text:span text:style-name="Source_20_Text">footer</text:span> (covered in the next challenge) is sufficient.</text:p>
      <text:p text:style-name="Horizontal_20_Line"/>
      <text:p text:style-name="Text_20_body">Camper Cat included navigation links at the top of his training page, but wrapped them in a <text:span text:style-name="Source_20_Text">div</text:span>. Change the <text:span text:style-name="Source_20_Text">div</text:span> to a <text:span text:style-name="Source_20_Text">nav</text:span> tag to improve the accessibility on his page.</text:p>
      <text:p text:style-name="P1">&lt;body&gt;</text:p>
      <text:p text:style-name="P1"><text:soft-page-break/><text:s text:c="2"/>&lt;header&gt;</text:p>
      <text:p text:style-name="P1"><text:s text:c="4"/>&lt;h1&gt;Training with Camper Cat&lt;/h1&gt;</text:p>
      <text:p text:style-name="P1"/>
      <text:p text:style-name="P1"><text:s text:c="4"/><text:span text:style-name="T6">&lt;nav&gt;</text:span></text:p>
      <text:p text:style-name="P1"><text:s text:c="6"/>&lt;ul&gt;</text:p>
      <text:p text:style-name="P1"><text:s text:c="8"/>&lt;li&gt;&lt;a href="#stealth"&gt;Stealth &amp;amp; Agility&lt;/a&gt;&lt;/li&gt;</text:p>
      <text:p text:style-name="P1"><text:s text:c="8"/>&lt;li&gt;&lt;a href="#combat"&gt;Combat&lt;/a&gt;&lt;/li&gt;</text:p>
      <text:p text:style-name="P1"><text:s text:c="8"/>&lt;li&gt;&lt;a href="#weapons"&gt;Weapons&lt;/a&gt;&lt;/li&gt;</text:p>
      <text:p text:style-name="P1"><text:s text:c="6"/>&lt;/ul&gt;</text:p>
      <text:p text:style-name="P1"><text:s text:c="4"/><text:span text:style-name="T6">&lt;/nav&gt;</text:span></text:p>
      <text:p text:style-name="P1"/>
      <text:p text:style-name="P1"><text:s text:c="2"/>&lt;/header&gt;</text:p>
      <text:p text:style-name="P1"><text:s text:c="2"/>&lt;main&gt;</text:p>
      <text:p text:style-name="P1"><text:s text:c="4"/>&lt;section id="stealth"&gt;</text:p>
      <text:p text:style-name="P1"><text:s text:c="6"/>&lt;h2&gt;Stealth &amp;amp; Agility Training&lt;/h2&gt;</text:p>
      <text:p text:style-name="P1"><text:s text:c="6"/>&lt;article&gt;&lt;h3&gt;Climb foliage quickly using a minimum spanning tree approach&lt;/h3&gt;&lt;/article&gt;</text:p>
      <text:p text:style-name="P1"><text:s text:c="6"/>&lt;article&gt;&lt;h3&gt;No training is NP-complete without parkour&lt;/h3&gt;&lt;/article&gt;</text:p>
      <text:p text:style-name="P1"><text:s text:c="4"/>&lt;/section&gt;</text:p>
      <text:p text:style-name="P1"><text:s text:c="4"/>&lt;section id="combat"&gt;</text:p>
      <text:p text:style-name="P1"><text:s text:c="6"/>&lt;h2&gt;Combat Training&lt;/h2&gt;</text:p>
      <text:p text:style-name="P1"><text:s text:c="6"/>&lt;article&gt;&lt;h3&gt;Dispatch multiple enemies with multithreaded tactics&lt;/h3&gt;&lt;/article&gt;</text:p>
      <text:p text:style-name="P1"><text:s text:c="6"/>&lt;article&gt;&lt;h3&gt;Goodbye world: 5 proven ways to knock out an opponent&lt;/h3&gt;&lt;/article&gt;</text:p>
      <text:p text:style-name="P1"><text:s text:c="4"/>&lt;/section&gt;</text:p>
      <text:p text:style-name="P1"><text:s text:c="4"/>&lt;section id="weapons"&gt;</text:p>
      <text:p text:style-name="P1"><text:s text:c="6"/>&lt;h2&gt;Weapons Training&lt;/h2&gt;</text:p>
      <text:p text:style-name="P1"><text:s text:c="6"/>&lt;article&gt;&lt;h3&gt;Swords: the best tool to literally divide and conquer&lt;/h3&gt;&lt;/article&gt;</text:p>
      <text:p text:style-name="P1"><text:s text:c="6"/>&lt;article&gt;&lt;h3&gt;Breadth-first or depth-first in multi-weapon training?&lt;/h3&gt;&lt;/article&gt;</text:p>
      <text:p text:style-name="P1"><text:s text:c="4"/>&lt;/section&gt;</text:p>
      <text:p text:style-name="P1"><text:s text:c="2"/>&lt;/main&gt;</text:p>
      <text:p text:style-name="P1">&lt;/body&gt;</text:p>
      <text:p text:style-name="P1"/>
      <text:h text:style-name="P5" text:outline-level="2"><text:bookmark-start text:name="__RefHeading___Toc2264_2118293172"/>Make Screen Reader Navigation Easier with the footer Landmark<text:bookmark-end text:name="__RefHeading___Toc2264_2118293172"/></text:h>
      <text:p text:style-name="Text_20_body">Similar to <text:span text:style-name="Source_20_Text">header</text:span> and <text:span text:style-name="Source_20_Text">nav</text:span>, the <text:span text:style-name="Source_20_Text">footer</text:span> element has a built-in landmark feature that allows assistive devices to quickly navigate to it. It's primarily used to contain copyright information or links to related documents that usually sit at the bottom of a page.</text:p>
      <text:p text:style-name="Horizontal_20_Line"/>
      <text:p text:style-name="Text_20_body">Camper Cat's training page is making good progress. Change the <text:span text:style-name="Source_20_Text">div</text:span> he used to wrap his copyright information at the bottom of the page to a <text:span text:style-name="Source_20_Text">footer</text:span> element.</text:p>
      <text:p text:style-name="P1">&lt;body&gt;</text:p>
      <text:p text:style-name="P1"><text:s text:c="2"/>&lt;header&gt;</text:p>
      <text:p text:style-name="P1"><text:s text:c="4"/>&lt;h1&gt;Training&lt;/h1&gt;</text:p>
      <text:p text:style-name="P1"><text:s text:c="4"/>&lt;nav&gt;</text:p>
      <text:p text:style-name="P1"><text:s text:c="6"/>&lt;ul&gt;</text:p>
      <text:p text:style-name="P1"><text:s text:c="8"/>&lt;li&gt;&lt;a href="#stealth"&gt;Stealth &amp;amp; Agility&lt;/a&gt;&lt;/li&gt;</text:p>
      <text:p text:style-name="P1"><text:soft-page-break/><text:s text:c="8"/>&lt;li&gt;&lt;a href="#combat"&gt;Combat&lt;/a&gt;&lt;/li&gt;</text:p>
      <text:p text:style-name="P1"><text:s text:c="8"/>&lt;li&gt;&lt;a href="#weapons"&gt;Weapons&lt;/a&gt;&lt;/li&gt;</text:p>
      <text:p text:style-name="P1"><text:s text:c="6"/>&lt;/ul&gt;</text:p>
      <text:p text:style-name="P1"><text:s text:c="4"/>&lt;/nav&gt;</text:p>
      <text:p text:style-name="P1"><text:s text:c="2"/>&lt;/header&gt;</text:p>
      <text:p text:style-name="P1"><text:s text:c="2"/>&lt;main&gt;</text:p>
      <text:p text:style-name="P1"><text:s text:c="4"/>&lt;section id="stealth"&gt;</text:p>
      <text:p text:style-name="P1"><text:s text:c="6"/>&lt;h2&gt;Stealth &amp;amp; Agility Training&lt;/h2&gt;</text:p>
      <text:p text:style-name="P1"><text:s text:c="6"/>&lt;article&gt;&lt;h3&gt;Climb foliage quickly using a minimum spanning tree approach&lt;/h3&gt;&lt;/article&gt;</text:p>
      <text:p text:style-name="P1"><text:s text:c="6"/>&lt;article&gt;&lt;h3&gt;No training is NP-complete without parkour&lt;/h3&gt;&lt;/article&gt;</text:p>
      <text:p text:style-name="P1"><text:s text:c="4"/>&lt;/section&gt;</text:p>
      <text:p text:style-name="P1"><text:s text:c="4"/>&lt;section id="combat"&gt;</text:p>
      <text:p text:style-name="P1"><text:s text:c="6"/>&lt;h2&gt;Combat Training&lt;/h2&gt;</text:p>
      <text:p text:style-name="P1"><text:s text:c="6"/>&lt;article&gt;&lt;h3&gt;Dispatch multiple enemies with multithreaded tactics&lt;/h3&gt;&lt;/article&gt;</text:p>
      <text:p text:style-name="P1"><text:s text:c="6"/>&lt;article&gt;&lt;h3&gt;Goodbye world: 5 proven ways to knock out an opponent&lt;/h3&gt;&lt;/article&gt;</text:p>
      <text:p text:style-name="P1"><text:s text:c="4"/>&lt;/section&gt;</text:p>
      <text:p text:style-name="P1"><text:s text:c="4"/>&lt;section id="weapons"&gt;</text:p>
      <text:p text:style-name="P1"><text:s text:c="6"/>&lt;h2&gt;Weapons Training&lt;/h2&gt;</text:p>
      <text:p text:style-name="P1"><text:s text:c="6"/>&lt;article&gt;&lt;h3&gt;Swords: the best tool to literally divide and conquer&lt;/h3&gt;&lt;/article&gt;</text:p>
      <text:p text:style-name="P1"><text:s text:c="6"/>&lt;article&gt;&lt;h3&gt;Breadth-first or depth-first in multi-weapon training?&lt;/h3&gt;&lt;/article&gt;</text:p>
      <text:p text:style-name="P1"><text:s text:c="4"/>&lt;/section&gt;</text:p>
      <text:p text:style-name="P1"><text:s text:c="2"/>&lt;/main&gt;</text:p>
      <text:p text:style-name="P1"/>
      <text:p text:style-name="P1"/>
      <text:p text:style-name="P1"><text:s text:c="2"/><text:span text:style-name="T6">&lt;footer&gt;</text:span>&amp;copy; 2018 Camper Cat<text:span text:style-name="T6">&lt;/footer&gt;</text:span></text:p>
      <text:p text:style-name="P1"/>
      <text:p text:style-name="P1"/>
      <text:p text:style-name="P1">&lt;/body&gt;</text:p>
      <text:p text:style-name="P1"/>
      <text:p text:style-name="P1"/>
      <text:h text:style-name="P5" text:outline-level="2"><text:bookmark-start text:name="__RefHeading___Toc2266_2118293172"/>Improve Accessibility of Audio Content with the audio Element<text:bookmark-end text:name="__RefHeading___Toc2266_2118293172"/></text:h>
      <text:p text:style-name="Text_20_body">HTML5's <text:span text:style-name="Source_20_Text">audio</text:span> element gives semantic meaning when it wraps sound or audio stream content in your markup. Audio content also needs a text alternative to be accessible to people who are deaf or hard of hearing. This can be done with nearby text on the page or a link to a transcript.</text:p>
      <text:p text:style-name="Text_20_body">The <text:span text:style-name="Source_20_Text">audio</text:span> tag supports the <text:span text:style-name="Source_20_Text">controls</text:span> attribute. This shows the browser default play, pause, and other controls, and supports keyboard functionality. This is a boolean attribute, meaning it doesn't need a value, its presence on the tag turns the setting on.</text:p>
      <text:p text:style-name="Text_20_body">Here's an example:</text:p>
      <text:p text:style-name="Quotations">&lt;audio id="meowClip" controls&gt;<text:line-break/>  &lt;source src="audio/meow.mp3" type="audio/mpeg" /&gt;<text:line-break/>  &lt;source src="audio/meow.ogg" type="audio/ogg" /&gt;<text:line-break/>&lt;/audio&gt;</text:p>
      <text:p text:style-name="Text_20_body"><text:span text:style-name="Strong_20_Emphasis">Note</text:span><text:line-break/>Multimedia content usually has both visual and auditory components. It needs synchronized captions <text:soft-page-break/>and a transcript so users with visual and/or auditory impairments can access it. Generally, a web developer is not responsible for creating the captions or transcript, but needs to know to include them.</text:p>
      <text:p text:style-name="Horizontal_20_Line"/>
      <text:p text:style-name="Text_20_body">Time to take a break from Camper Cat and meet fellow camper Zersiax (@zersiax), a champion of accessibility and a screen reader user. To hear a clip of his screen reader in action, add an <text:span text:style-name="Source_20_Text">audio</text:span> element after the <text:span text:style-name="Source_20_Text">p</text:span>. Include the <text:span text:style-name="Source_20_Text">controls</text:span> attribute. Then place a <text:span text:style-name="Source_20_Text">source</text:span> tag inside the <text:span text:style-name="Source_20_Text">audio</text:span> tags with the <text:span text:style-name="Source_20_Text">src</text:span> attribute set to "https://s3.amazonaws.com/freecodecamp/screen-reader.mp3" and <text:span text:style-name="Source_20_Text">type</text:span> attribute set to "audio/mpeg".</text:p>
      <text:p text:style-name="Text_20_body"><text:span text:style-name="Strong_20_Emphasis">Note</text:span><text:line-break/>The audio clip may sound fast and be difficult to understand, but that is a normal speed for screen reader users.</text:p>
      <text:p text:style-name="P1">&lt;body&gt;</text:p>
      <text:p text:style-name="P1"><text:s text:c="2"/>&lt;header&gt;</text:p>
      <text:p text:style-name="P1"><text:s text:c="4"/>&lt;h1&gt;Real Coding Ninjas&lt;/h1&gt;</text:p>
      <text:p text:style-name="P1"><text:s text:c="2"/>&lt;/header&gt;</text:p>
      <text:p text:style-name="P1"><text:s text:c="2"/>&lt;main&gt;</text:p>
      <text:p text:style-name="P1"><text:s text:c="4"/>&lt;p&gt;A sound clip of Zersiax's screen reader in action.&lt;/p&gt;</text:p>
      <text:p text:style-name="P2"><text:s text:c="4"/>&lt;audio controls&gt;</text:p>
      <text:p text:style-name="P2"><text:s text:c="6"/>&lt;source src="https://s3.amazonaws.com/freecodecamp/screen-reader.mp3" type="audio/mpeg" /&gt;</text:p>
      <text:p text:style-name="P2"><text:s text:c="4"/>&lt;/audio&gt;</text:p>
      <text:p text:style-name="P1"><text:s text:c="4"/></text:p>
      <text:p text:style-name="P1"><text:s text:c="2"/>&lt;/main&gt;</text:p>
      <text:p text:style-name="P1">&lt;/body&gt;</text:p>
      <text:p text:style-name="P1"/>
      <text:h text:style-name="P5" text:outline-level="2"><text:bookmark-start text:name="__RefHeading___Toc2268_2118293172"/>Improve Chart Accessibility with the figure Element<text:bookmark-end text:name="__RefHeading___Toc2268_2118293172"/></text:h>
      <text:p text:style-name="Text_20_body">HTML5 introduced the <text:span text:style-name="Source_20_Text"><text:span text:style-name="T6">figure</text:span></text:span> element, along with the related <text:span text:style-name="Source_20_Text"><text:span text:style-name="T6">figcaption</text:span></text:span>. Used together, these items wrap a visual representation (like an image, diagram, or chart) along with its caption. This gives a two-fold accessibility boost by both semantically grouping related content, and providing a text alternative that explains the <text:span text:style-name="Source_20_Text">figure</text:span>.</text:p>
      <text:p text:style-name="Text_20_body">For data visualizations like charts, the caption can be used to briefly note the trends or conclusions for users with visual impairments. Another challenge covers how to move a table version of the chart's data off-screen (using CSS) for screen reader users.</text:p>
      <text:p text:style-name="Text_20_body">Here's an example - note that the <text:span text:style-name="Source_20_Text">figcaption</text:span> goes inside the <text:span text:style-name="Source_20_Text">figure</text:span> tags and can be combined with other elements:</text:p>
      <text:p text:style-name="Quotations">&lt;figure&gt;<text:line-break/>  &lt;img src="roundhouseDestruction.jpeg" alt="Photo of Camper Cat executing a roundhouse kick"&gt;<text:line-break/>  &lt;br&gt;<text:line-break/>  &lt;figcaption&gt;<text:line-break/>    Master Camper Cat demonstrates proper form of a roundhouse kick.<text:line-break/><text:soft-page-break/>  &lt;/figcaption&gt;<text:line-break/>&lt;/figure&gt;</text:p>
      <text:p text:style-name="Horizontal_20_Line"/>
      <text:p text:style-name="Text_20_body">Camper Cat is hard at work creating a stacked bar chart showing the amount of time per week to spend training in stealth, combat, and weapons. Help him structure his page better by changing the <text:span text:style-name="Source_20_Text">div</text:span> tag he used to a <text:span text:style-name="Source_20_Text">figure</text:span> tag, and the <text:span text:style-name="Source_20_Text">p</text:span> tag that surrounds the caption to a <text:span text:style-name="Source_20_Text">figcaption</text:span> tag.</text:p>
      <text:p text:style-name="P1">&lt;body&gt;</text:p>
      <text:p text:style-name="P1"><text:s text:c="2"/>&lt;header&gt;</text:p>
      <text:p text:style-name="P1"><text:s text:c="4"/>&lt;h1&gt;Training&lt;/h1&gt;</text:p>
      <text:p text:style-name="P1"><text:s text:c="4"/>&lt;nav&gt;</text:p>
      <text:p text:style-name="P1"><text:s text:c="6"/>&lt;ul&gt;</text:p>
      <text:p text:style-name="P1"><text:s text:c="8"/>&lt;li&gt;&lt;a href="#stealth"&gt;Stealth &amp;amp; Agility&lt;/a&gt;&lt;/li&gt;</text:p>
      <text:p text:style-name="P1"><text:s text:c="8"/>&lt;li&gt;&lt;a href="#combat"&gt;Combat&lt;/a&gt;&lt;/li&gt;</text:p>
      <text:p text:style-name="P1"><text:s text:c="8"/>&lt;li&gt;&lt;a href="#weapons"&gt;Weapons&lt;/a&gt;&lt;/li&gt;</text:p>
      <text:p text:style-name="P1"><text:s text:c="6"/>&lt;/ul&gt;</text:p>
      <text:p text:style-name="P1"><text:s text:c="4"/>&lt;/nav&gt;</text:p>
      <text:p text:style-name="P1"><text:s text:c="2"/>&lt;/header&gt;</text:p>
      <text:p text:style-name="P1"><text:s text:c="2"/>&lt;main&gt;</text:p>
      <text:p text:style-name="P1"><text:s text:c="4"/>&lt;section&gt;</text:p>
      <text:p text:style-name="P1"><text:s text:c="6"/></text:p>
      <text:p text:style-name="P1"><text:s text:c="6"/>&lt;!-- Add your code below this line --&gt;</text:p>
      <text:p text:style-name="P1"><text:s text:c="6"/><text:span text:style-name="T6">&lt;figure&gt;</text:span></text:p>
      <text:p text:style-name="P1"><text:s text:c="8"/>&lt;!-- Stacked bar chart will go here --&gt;</text:p>
      <text:p text:style-name="P1"><text:s text:c="8"/>&lt;br&gt;</text:p>
      <text:p text:style-name="P1"><text:s text:c="8"/><text:span text:style-name="T6">&lt;figcaption&gt;</text:span>Breakdown per week of time to spend training in stealth, combat, and weapons.&lt;/figcaption&gt;</text:p>
      <text:p text:style-name="P1"><text:s text:c="6"/>&lt;/figure&gt;</text:p>
      <text:p text:style-name="P1"><text:s text:c="6"/>&lt;!-- Add your code above this line --&gt;</text:p>
      <text:p text:style-name="P1"><text:s text:c="6"/></text:p>
      <text:p text:style-name="P1"><text:s text:c="4"/>&lt;/section&gt;</text:p>
      <text:p text:style-name="P1"><text:s text:c="4"/>&lt;section id="stealth"&gt;</text:p>
      <text:p text:style-name="P1"><text:s text:c="6"/>&lt;h2&gt;Stealth &amp;amp; Agility Training&lt;/h2&gt;</text:p>
      <text:p text:style-name="P1"><text:s text:c="6"/>&lt;article&gt;&lt;h3&gt;Climb foliage quickly using a minimum spanning tree approach&lt;/h3&gt;&lt;/article&gt;</text:p>
      <text:p text:style-name="P1"><text:s text:c="6"/>&lt;article&gt;&lt;h3&gt;No training is NP-complete without parkour&lt;/h3&gt;&lt;/article&gt;</text:p>
      <text:p text:style-name="P1"><text:s text:c="4"/>&lt;/section&gt;</text:p>
      <text:p text:style-name="P1"><text:s text:c="4"/>&lt;section id="combat"&gt;</text:p>
      <text:p text:style-name="P1"><text:s text:c="6"/>&lt;h2&gt;Combat Training&lt;/h2&gt;</text:p>
      <text:p text:style-name="P1"><text:s text:c="6"/>&lt;article&gt;&lt;h3&gt;Dispatch multiple enemies with multithreaded tactics&lt;/h3&gt;&lt;/article&gt;</text:p>
      <text:p text:style-name="P1"><text:s text:c="6"/>&lt;article&gt;&lt;h3&gt;Goodbye world: 5 proven ways to knock out an opponent&lt;/h3&gt;&lt;/article&gt;</text:p>
      <text:p text:style-name="P1"><text:s text:c="4"/>&lt;/section&gt;</text:p>
      <text:p text:style-name="P1"><text:s text:c="4"/>&lt;section id="weapons"&gt;</text:p>
      <text:p text:style-name="P1"><text:s text:c="6"/>&lt;h2&gt;Weapons Training&lt;/h2&gt;</text:p>
      <text:p text:style-name="P1"><text:s text:c="6"/>&lt;article&gt;&lt;h3&gt;Swords: the best tool to literally divide and conquer&lt;/h3&gt;&lt;/article&gt;</text:p>
      <text:p text:style-name="P1"><text:s text:c="6"/>&lt;article&gt;&lt;h3&gt;Breadth-first or depth-first in multi-weapon training?&lt;/h3&gt;&lt;/article&gt;</text:p>
      <text:p text:style-name="P1"><text:s text:c="4"/>&lt;/section&gt;</text:p>
      <text:p text:style-name="P1"><text:s text:c="2"/>&lt;/main&gt;</text:p>
      <text:p text:style-name="P1"><text:soft-page-break/><text:s text:c="2"/>&lt;footer&gt;&amp;copy; 2018 Camper Cat&lt;/footer&gt;</text:p>
      <text:p text:style-name="P1">&lt;/body&gt;</text:p>
      <text:p text:style-name="P1"/>
      <text:h text:style-name="P5" text:outline-level="2"><text:bookmark-start text:name="__RefHeading___Toc2270_2118293172"/>Improve Form Field Accessibility with the label Element<text:bookmark-end text:name="__RefHeading___Toc2270_2118293172"/></text:h>
      <text:p text:style-name="Text_20_body">Improving accessibility with semantic HTML markup applies to using both appropriate tag names as well as attributes. The next several challenges cover some important scenarios using attributes in forms.</text:p>
      <text:p text:style-name="Text_20_body">The <text:span text:style-name="Source_20_Text"><text:span text:style-name="T6">label</text:span></text:span><text:span text:style-name="T6"> </text:span>tag wraps the text for a specific form control item, usually the name or label for a choice. This ties meaning to the item and makes the form more readable. The <text:span text:style-name="Source_20_Text"><text:span text:style-name="T6">for</text:span></text:span><text:span text:style-name="T6"> </text:span>attribute on a <text:span text:style-name="Source_20_Text">label</text:span> tag <text:span text:style-name="T12">explicitly associates that </text:span><text:span text:style-name="Source_20_Text"><text:span text:style-name="T12">label</text:span></text:span><text:span text:style-name="T12"> with the form control and is used by screen readers</text:span>.</text:p>
      <text:p text:style-name="Text_20_body">You learned about radio buttons and their labels in a lesson in the Basic HTML section. In that lesson, we wrapped the radio button input element inside a <text:span text:style-name="Source_20_Text">label</text:span> element along with the label text in order to make the text clickable. Another way to achieve this is by using the <text:span text:style-name="Source_20_Text">for</text:span> attribute as explained in this lesson.</text:p>
      <text:p text:style-name="Text_20_body"><text:span text:style-name="T6">The value of the </text:span><text:span text:style-name="Source_20_Text"><text:span text:style-name="T6">for</text:span></text:span><text:span text:style-name="T6"> attribute must be the same as the value of the </text:span><text:span text:style-name="Source_20_Text"><text:span text:style-name="T6">id</text:span></text:span><text:span text:style-name="T6"> attribute of the form control.</text:span> Here's an example:</text:p>
      <text:p text:style-name="Quotations">&lt;form&gt;<text:line-break/>  &lt;label <text:span text:style-name="T12">for="name"</text:span>&gt;Name:&lt;/label&gt;<text:line-break/>  &lt;input type="text" <text:span text:style-name="T12">id="name" </text:span>name="name"&gt;<text:line-break/>&lt;/form&gt;</text:p>
      <text:p text:style-name="Horizontal_20_Line"/>
      <text:p text:style-name="Text_20_body">Camper Cat expects a lot of interest in his thoughtful blog posts, and wants to include an email sign up form. Add a <text:span text:style-name="Source_20_Text">for</text:span> attribute on the email <text:span text:style-name="Source_20_Text">label</text:span> that matches the <text:span text:style-name="Source_20_Text">id</text:span> on its <text:span text:style-name="Source_20_Text">input</text:span> field.</text:p>
      <text:p text:style-name="P1"/>
      <text:p text:style-name="P1">&lt;body&gt;</text:p>
      <text:p text:style-name="P1"><text:s text:c="2"/>&lt;header&gt;</text:p>
      <text:p text:style-name="P1"><text:s text:c="4"/>&lt;h1&gt;Deep Thoughts with Master Camper Cat&lt;/h1&gt;</text:p>
      <text:p text:style-name="P1"><text:s text:c="2"/>&lt;/header&gt;</text:p>
      <text:p text:style-name="P1"><text:s text:c="2"/>&lt;section&gt;</text:p>
      <text:p text:style-name="P1"><text:s text:c="4"/>&lt;form&gt;</text:p>
      <text:p text:style-name="P1"><text:s text:c="6"/>&lt;p&gt;Sign up to receive Camper Cat's blog posts by email here!&lt;/p&gt;</text:p>
      <text:p text:style-name="P1"><text:s text:c="6"/></text:p>
      <text:p text:style-name="P1"><text:s text:c="6"/></text:p>
      <text:p text:style-name="P1"><text:s text:c="6"/>&lt;label <text:span text:style-name="T6">for="email"</text:span>&gt;Email:&lt;/label&gt;</text:p>
      <text:p text:style-name="P1"><text:s text:c="6"/>&lt;input type="text" id="email" name="email"&gt;</text:p>
      <text:p text:style-name="P1"><text:s text:c="6"/></text:p>
      <text:p text:style-name="P1"><text:s text:c="6"/></text:p>
      <text:p text:style-name="P1"><text:s text:c="6"/>&lt;input type="submit" name="submit" value="Submit"&gt;</text:p>
      <text:p text:style-name="P1"><text:s text:c="4"/>&lt;/form&gt;</text:p>
      <text:p text:style-name="P1"><text:s text:c="2"/>&lt;/section&gt;</text:p>
      <text:p text:style-name="P1"><text:s text:c="2"/>&lt;article&gt;</text:p>
      <text:p text:style-name="P1"><text:s text:c="4"/>&lt;h2&gt;The Garfield Files: Lasagna as Training Fuel?&lt;/h2&gt;</text:p>
      <text:p text:style-name="P1"><text:soft-page-break/><text:s text:c="4"/>&lt;p&gt;The internet is littered with varying opinions on nutritional paradigms, from catnip paleo to hairball cleanses. But let's turn our attention to an often overlooked fitness fuel, and examine the protein-carb-NOM trifecta that is lasagna...&lt;/p&gt;</text:p>
      <text:p text:style-name="P1"><text:s text:c="2"/>&lt;/article&gt;</text:p>
      <text:p text:style-name="P1"><text:s text:c="2"/>&lt;img src="samuraiSwords.jpeg" alt=""&gt;</text:p>
      <text:p text:style-name="P1"><text:s text:c="2"/>&lt;article&gt;</text:p>
      <text:p text:style-name="P1"><text:s text:c="4"/>&lt;h2&gt;Defeating your Foe: the Red Dot is Ours!&lt;/h2&gt;</text:p>
      <text:p text:style-name="P1"><text:s text:c="4"/>&lt;p&gt;Felines the world over have been waging war on the most persistent of foes. This red nemesis combines both cunning stealth and lightening speed. But chin up, fellow fighters, our time for victory may soon be near...&lt;/p&gt;</text:p>
      <text:p text:style-name="P1"><text:s text:c="2"/>&lt;/article&gt;</text:p>
      <text:p text:style-name="P1"><text:s text:c="2"/>&lt;img src="samuraiSwords.jpeg" alt=""&gt;</text:p>
      <text:p text:style-name="P1"><text:s text:c="2"/>&lt;article&gt;</text:p>
      <text:p text:style-name="P1"><text:s text:c="4"/>&lt;h2&gt;Is Chuck Norris a Cat Person?&lt;/h2&gt;</text:p>
      <text:p text:style-name="P1"><text:s text:c="4"/>&lt;p&gt;Chuck Norris is widely regarded as the premier martial artist on the planet, and it's a complete coincidence anyone who disagrees with this fact mysteriously disappears soon after. But the real question is, is he a cat person?...&lt;/p&gt;</text:p>
      <text:p text:style-name="P1"><text:s text:c="2"/>&lt;/article&gt;</text:p>
      <text:p text:style-name="P1"><text:s text:c="2"/>&lt;footer&gt;&amp;copy; 2018 Camper Cat&lt;/footer&gt;</text:p>
      <text:p text:style-name="P1">&lt;/body&gt;</text:p>
      <text:p text:style-name="P1"/>
      <text:p text:style-name="P1"/>
      <text:h text:style-name="P5" text:outline-level="2"><text:bookmark-start text:name="__RefHeading___Toc2272_2118293172"/>Wrap Radio Buttons in a fieldset Element for Better Accessibility<text:bookmark-end text:name="__RefHeading___Toc2272_2118293172"/></text:h>
      <text:p text:style-name="Text_20_body">The next form topic covers accessibility of radio buttons.<text:span text:style-name="T12"> Each choice is given a </text:span><text:span text:style-name="Source_20_Text"><text:span text:style-name="T12">label</text:span></text:span><text:span text:style-name="T12"> with a </text:span><text:span text:style-name="Source_20_Text"><text:span text:style-name="T12">for</text:span></text:span><text:span text:style-name="T12"> attribute tying to the </text:span><text:span text:style-name="Source_20_Text"><text:span text:style-name="T12">id</text:span></text:span><text:span text:style-name="T12"> of the corresponding item</text:span> as covered in the last challenge. Since radio buttons often come in a group where the user must choose one, there's a way to semantically show the choices are part of a set.</text:p>
      <text:p text:style-name="Text_20_body">The <text:span text:style-name="Source_20_Text"><text:span text:style-name="T6">fieldset</text:span></text:span> tag surrounds the entire grouping of radio buttons to achieve this. It often uses a <text:span text:style-name="Source_20_Text">legend</text:span> tag to provide a description for the grouping, which is read by screen readers for each choice in the <text:span text:style-name="Source_20_Text">fieldset</text:span> element.</text:p>
      <text:p text:style-name="Text_20_body">The <text:span text:style-name="Source_20_Text">fieldset</text:span> wrapper and <text:span text:style-name="Source_20_Text">legend</text:span> tag are not necessary when the choices are self-explanatory, like a gender selection. Using a <text:span text:style-name="Source_20_Text">label</text:span> with the <text:span text:style-name="Source_20_Text">for</text:span> attribute for each radio button is sufficient.</text:p>
      <text:p text:style-name="Text_20_body">Here's an example:</text:p>
      <text:p text:style-name="Quotations">&lt;form&gt;<text:line-break/>  &lt;fieldset&gt;<text:line-break/>    &lt;legend&gt;Choose one of these three items:&lt;/legend&gt;<text:line-break/>    &lt;input id="one" type="radio" name="items" value="one"&gt;<text:line-break/>    &lt;label for="one"&gt;Choice One&lt;/label&gt;&lt;br&gt;<text:line-break/>    &lt;input id="two" type="radio" name="items" value="two"&gt;<text:line-break/>    &lt;label for="two"&gt;Choice Two&lt;/label&gt;&lt;br&gt;<text:line-break/>    &lt;input id="three" type="radio" name="items" value="three"&gt;<text:line-break/>    &lt;label for="three"&gt;Choice Three&lt;/label&gt;<text:line-break/><text:soft-page-break/>  &lt;/fieldset&gt;<text:line-break/>&lt;/form&gt;</text:p>
      <text:p text:style-name="Horizontal_20_Line"/>
      <text:p text:style-name="Text_20_body">Camper Cat wants information about the ninja level of his users when they sign up for his email list. He's added a set of radio buttons, and learned from our last lesson to use label tags with <text:span text:style-name="Source_20_Text">for</text:span> attributes for each choice. Go Camper Cat! However, his code still needs some help. Change the div tag surrounding the radio buttons to a fieldset tag, and change the p tag inside it to a legend.</text:p>
      <text:p text:style-name="P1">&lt;body&gt;</text:p>
      <text:p text:style-name="P1"><text:s text:c="2"/>&lt;header&gt;</text:p>
      <text:p text:style-name="P1"><text:s text:c="4"/>&lt;h1&gt;Deep Thoughts with Master Camper Cat&lt;/h1&gt;</text:p>
      <text:p text:style-name="P1"><text:s text:c="2"/>&lt;/header&gt;</text:p>
      <text:p text:style-name="P1"><text:s text:c="2"/>&lt;section&gt;</text:p>
      <text:p text:style-name="P1"><text:s text:c="4"/>&lt;form&gt;</text:p>
      <text:p text:style-name="P1"><text:s text:c="6"/>&lt;p&gt;Sign up to receive Camper Cat's blog posts by email here!&lt;/p&gt;</text:p>
      <text:p text:style-name="P1"><text:s text:c="6"/>&lt;label for="email"&gt;Email:&lt;/label&gt;</text:p>
      <text:p text:style-name="P1"><text:s text:c="6"/>&lt;input type="text" id="email" name="email"&gt;</text:p>
      <text:p text:style-name="P1"><text:s text:c="6"/></text:p>
      <text:p text:style-name="P1"><text:s text:c="6"/></text:p>
      <text:p text:style-name="P1"><text:s text:c="6"/>&lt;!-- Add your code below this line --&gt;</text:p>
      <text:p text:style-name="P1"><text:s text:c="5"/><text:span text:style-name="T6"><text:s/>&lt;fieldset&gt;</text:span></text:p>
      <text:p text:style-name="P1"><text:span text:style-name="T6"><text:s text:c="8"/>&lt;legend&gt;</text:span>What level ninja are you?&lt;/legend&gt;</text:p>
      <text:p text:style-name="P1"><text:s text:c="8"/>&lt;input id="newbie" type="radio" name="levels" value="newbie"&gt;</text:p>
      <text:p text:style-name="P1"><text:s text:c="8"/>&lt;label for="newbie"&gt;Newbie Kitten&lt;/label&gt;&lt;br&gt;</text:p>
      <text:p text:style-name="P1"><text:s text:c="8"/>&lt;input id="intermediate" type="radio" name="levels" value="intermediate"&gt;</text:p>
      <text:p text:style-name="P1"><text:s text:c="8"/>&lt;label for="intermediate"&gt;Developing Student&lt;/label&gt;&lt;br&gt;</text:p>
      <text:p text:style-name="P1"><text:s text:c="8"/>&lt;input id="master" type="radio" name="levels" value="master"&gt;</text:p>
      <text:p text:style-name="P1"><text:s text:c="8"/>&lt;label for="master"&gt;Master&lt;/label&gt;</text:p>
      <text:p text:style-name="P1"><text:s text:c="6"/>&lt;/fieldset&gt;</text:p>
      <text:p text:style-name="P1"><text:s text:c="6"/>&lt;!-- Add your code above this line --&gt;</text:p>
      <text:p text:style-name="P1"><text:s text:c="6"/></text:p>
      <text:p text:style-name="P1"><text:s text:c="6"/></text:p>
      <text:p text:style-name="P1"><text:s text:c="6"/>&lt;input type="submit" name="submit" value="Submit"&gt;</text:p>
      <text:p text:style-name="P1"><text:s text:c="4"/>&lt;/form&gt;</text:p>
      <text:p text:style-name="P1"><text:s text:c="2"/>&lt;/section&gt;</text:p>
      <text:p text:style-name="P1"><text:s text:c="2"/>&lt;article&gt;</text:p>
      <text:p text:style-name="P1"><text:s text:c="4"/>&lt;h2&gt;The Garfield Files: Lasagna as Training Fuel?&lt;/h2&gt;</text:p>
      <text:p text:style-name="P1"><text:s text:c="4"/>&lt;p&gt;The internet is littered with varying opinions on nutritional paradigms, from catnip paleo to hairball cleanses. But let's turn our attention to an often overlooked fitness fuel, and examine the protein-carb-NOM trifecta that is lasagna...&lt;/p&gt;</text:p>
      <text:p text:style-name="P1"><text:s text:c="2"/>&lt;/article&gt;</text:p>
      <text:p text:style-name="P1"><text:s text:c="2"/>&lt;img src="samuraiSwords.jpeg" alt=""&gt;</text:p>
      <text:p text:style-name="P1"><text:s text:c="2"/>&lt;article&gt;</text:p>
      <text:p text:style-name="P1"><text:s text:c="4"/>&lt;h2&gt;Defeating your Foe: the Red Dot is Ours!&lt;/h2&gt;</text:p>
      <text:p text:style-name="P1"><text:s text:c="4"/>&lt;p&gt;Felines the world over have been waging war on the most persistent of foes. This red nemesis combines both cunning stealth and lightening speed. But chin up, fellow fighters, our time for victory may soon be near...&lt;/p&gt;</text:p>
      <text:p text:style-name="P1"><text:soft-page-break/><text:s text:c="2"/>&lt;/article&gt;</text:p>
      <text:p text:style-name="P1"><text:s text:c="2"/>&lt;img src="samuraiSwords.jpeg" alt=""&gt;</text:p>
      <text:p text:style-name="P1"><text:s text:c="2"/>&lt;article&gt;</text:p>
      <text:p text:style-name="P1"><text:s text:c="4"/>&lt;h2&gt;Is Chuck Norris a Cat Person?&lt;/h2&gt;</text:p>
      <text:p text:style-name="P1"><text:s text:c="4"/>&lt;p&gt;Chuck Norris is widely regarded as the premier martial artist on the planet, and it's a complete coincidence anyone who disagrees with this fact mysteriously disappears soon after. But the real question is, is he a cat person?...&lt;/p&gt;</text:p>
      <text:p text:style-name="P1"><text:s text:c="2"/>&lt;/article&gt;</text:p>
      <text:p text:style-name="P1"><text:s text:c="2"/>&lt;footer&gt;&amp;copy; 2018 Camper Cat&lt;/footer&gt;</text:p>
      <text:p text:style-name="P1">&lt;/body&gt;</text:p>
      <text:p text:style-name="P1"/>
      <text:p text:style-name="P1"/>
      <text:h text:style-name="P5" text:outline-level="2"><text:bookmark-start text:name="__RefHeading___Toc2274_2118293172"/>Add an Accessible Date Picker<text:bookmark-end text:name="__RefHeading___Toc2274_2118293172"/></text:h>
      <text:p text:style-name="Text_20_body">Forms often include the <text:span text:style-name="Source_20_Text"><text:span text:style-name="T6">input</text:span></text:span> field, which can be used to create several different form controls. The <text:span text:style-name="Source_20_Text"><text:span text:style-name="T6">type</text:span></text:span> attribute on this element indicates what kind of input will be created.</text:p>
      <text:p text:style-name="Text_20_body">You may have noticed the <text:span text:style-name="Source_20_Text">text</text:span> and <text:span text:style-name="Source_20_Text">submit</text:span> input types in prior challenges, and HTML5 introduced an option to specify a <text:span text:style-name="Source_20_Text"><text:span text:style-name="T6">date</text:span></text:span> field. Depending on browser support, a date picker shows up in the <text:span text:style-name="Source_20_Text">input</text:span> field when it's in focus, which makes filling in a form easier for all users.</text:p>
      <text:p text:style-name="Text_20_body">For older browsers, the type will default to <text:span text:style-name="Source_20_Text">text</text:span>, so it helps to show users the expected date format in the label or as placeholder text just in case.</text:p>
      <text:p text:style-name="Text_20_body">Here's an example:</text:p>
      <text:p text:style-name="Quotations">&lt;label for="input1"&gt;Enter a date:&lt;/label&gt;<text:line-break/>&lt;input type="date" id="input1" name="input1"&gt;</text:p>
      <text:p text:style-name="Horizontal_20_Line"/>
      <text:p text:style-name="Text_20_body">Camper Cat is setting up a Mortal Kombat tournament and wants to ask his competitors to see what date works best. Add an <text:span text:style-name="Source_20_Text">input</text:span> tag with a <text:span text:style-name="Source_20_Text">type</text:span> attribute of "date", an <text:span text:style-name="Source_20_Text">id</text:span> attribute of "pickdate", and a <text:span text:style-name="Source_20_Text">name</text:span> attribute of "date".</text:p>
      <text:p text:style-name="P1">&lt;body&gt;</text:p>
      <text:p text:style-name="P1"><text:s text:c="2"/>&lt;header&gt;</text:p>
      <text:p text:style-name="P1"><text:s text:c="4"/>&lt;h1&gt;Tournaments&lt;/h1&gt;</text:p>
      <text:p text:style-name="P1"><text:s text:c="2"/>&lt;/header&gt;</text:p>
      <text:p text:style-name="P1"><text:s text:c="2"/>&lt;main&gt;</text:p>
      <text:p text:style-name="P1"><text:s text:c="4"/>&lt;section&gt;</text:p>
      <text:p text:style-name="P1"><text:s text:c="6"/>&lt;h2&gt;Mortal Kombat Tournament Survey&lt;/h2&gt;</text:p>
      <text:p text:style-name="P1"><text:s text:c="6"/>&lt;form&gt;</text:p>
      <text:p text:style-name="P1"><text:s text:c="8"/>&lt;p&gt;Tell us the best date for the competition&lt;/p&gt;</text:p>
      <text:p text:style-name="P1"><text:s text:c="8"/>&lt;label for="pickdate"&gt;Preferred Date:&lt;/label&gt;</text:p>
      <text:p text:style-name="P1"><text:s text:c="8"/></text:p>
      <text:p text:style-name="P1"><text:s text:c="8"/>&lt;!-- Add your code below this line --&gt;</text:p>
      <text:p text:style-name="P1"><text:s text:c="8"/></text:p>
      <text:p text:style-name="P1"><text:s text:c="8"/><text:span text:style-name="T6">&lt;input type="date" id="pickdate" name="date" &gt;</text:span></text:p>
      <text:p text:style-name="P1"><text:s text:c="8"/></text:p>
      <text:p text:style-name="P1"><text:soft-page-break/><text:s text:c="8"/>&lt;!-- Add your code above this line --&gt;</text:p>
      <text:p text:style-name="P1"><text:s text:c="8"/></text:p>
      <text:p text:style-name="P1"><text:s text:c="8"/>&lt;input type="submit" name="submit" value="Submit"&gt;</text:p>
      <text:p text:style-name="P1"><text:s text:c="6"/>&lt;/form&gt;</text:p>
      <text:p text:style-name="P1"><text:s text:c="4"/>&lt;/section&gt;</text:p>
      <text:p text:style-name="P1"><text:s text:c="2"/>&lt;/main&gt;</text:p>
      <text:p text:style-name="P1"><text:s text:c="2"/>&lt;footer&gt;&amp;copy; 2018 Camper Cat&lt;/footer&gt;</text:p>
      <text:p text:style-name="P1">&lt;/body&gt;</text:p>
      <text:p text:style-name="P1"/>
      <text:p text:style-name="P1"/>
      <text:h text:style-name="P5" text:outline-level="2"><text:bookmark-start text:name="__RefHeading___Toc2276_2118293172"/>Standardize Times with the HTML5 datetime Attribute<text:bookmark-end text:name="__RefHeading___Toc2276_2118293172"/></text:h>
      <text:p text:style-name="Text_20_body">Continuing with the date theme, HTML5 also introduced the <text:span text:style-name="Source_20_Text">time</text:span> element along with a <text:span text:style-name="Source_20_Text"><text:span text:style-name="T6">datetime</text:span></text:span> attribute to standardize times. This is <text:span text:style-name="T12">an inline element that can wrap a date or time on a pa</text:span>ge. A valid format of that date is held by the <text:span text:style-name="Source_20_Text">datetime</text:span> attribute. This is the value accessed by assistive devices. It helps avoid confusion by stating a standardized version of a time, even if it's written in an informal or colloquial manner in the text.</text:p>
      <text:p text:style-name="Text_20_body">Here's an example:</text:p>
      <text:p text:style-name="Text_20_body"><text:span text:style-name="Source_20_Text">&lt;p&gt;Master Camper Cat officiated the cage match between Goro and Scorpion &lt;time datetime="2013-02-13"&gt;last Wednesday&lt;/time&gt;, which ended in a draw.&lt;/p&gt;</text:span></text:p>
      <text:p text:style-name="Horizontal_20_Line"/>
      <text:p text:style-name="Text_20_body">Camper Cat's Mortal Kombat survey results are in! Wrap a <text:span text:style-name="Source_20_Text">time</text:span> tag around the text "Thursday, September 15&lt;sup&gt;th&lt;/sup&gt;" and add a <text:span text:style-name="Source_20_Text">datetime</text:span> attribute to it set to "2016-09-15".</text:p>
      <text:p text:style-name="P1">&lt;body&gt;</text:p>
      <text:p text:style-name="P1"><text:s text:c="2"/>&lt;header&gt;</text:p>
      <text:p text:style-name="P1"><text:s text:c="4"/>&lt;h1&gt;Tournaments&lt;/h1&gt;</text:p>
      <text:p text:style-name="P1"><text:s text:c="2"/>&lt;/header&gt;</text:p>
      <text:p text:style-name="P1"><text:s text:c="2"/>&lt;article&gt;</text:p>
      <text:p text:style-name="P1"><text:s text:c="4"/>&lt;h2&gt;Mortal Kombat Tournament Survey Results&lt;/h2&gt;</text:p>
      <text:p text:style-name="P1"><text:s text:c="4"/></text:p>
      <text:p text:style-name="P1"><text:s text:c="4"/>&lt;!-- Add your code below this line --&gt;</text:p>
      <text:p text:style-name="P1"><text:s text:c="4"/></text:p>
      <text:p text:style-name="P1"><text:s text:c="4"/>&lt;p&gt;Thank you to everyone for responding to Master Camper Cat's survey. The best day to host the vaunted Mortal Kombat tournament is <text:span text:style-name="T6">&lt;time datetime= "2016-09-15"&gt;Thursday, September 15&lt;sup&gt;th&lt;/sup&gt;&lt;/time&gt;</text:span>. May the best ninja win!&lt;/p&gt;</text:p>
      <text:p text:style-name="P1"><text:s text:c="4"/></text:p>
      <text:p text:style-name="P1"><text:s text:c="4"/>&lt;!-- Add your code above this line --&gt;</text:p>
      <text:p text:style-name="P1"><text:s text:c="4"/></text:p>
      <text:p text:style-name="P1"><text:s text:c="4"/>&lt;section&gt;</text:p>
      <text:p text:style-name="P1"><text:s text:c="6"/>&lt;h3&gt;Comments:&lt;/h3&gt;</text:p>
      <text:p text:style-name="P1"><text:s text:c="6"/>&lt;article&gt;</text:p>
      <text:p text:style-name="P1"><text:s text:c="8"/>&lt;p&gt;Posted by: Sub-Zero on &lt;time datetime="2016-08-13T20:01Z"&gt;August 13&lt;sup&gt;th&lt;/sup&gt;&lt;/time&gt;&lt;/p&gt;</text:p>
      <text:p text:style-name="P1"><text:s text:c="8"/>&lt;p&gt;Johnny Cage better be there, I'll finish him!&lt;/p&gt;</text:p>
      <text:p text:style-name="P1"><text:soft-page-break/><text:s text:c="6"/>&lt;/article&gt;</text:p>
      <text:p text:style-name="P1"><text:s text:c="6"/>&lt;article&gt;</text:p>
      <text:p text:style-name="P1"><text:s text:c="8"/>&lt;p&gt;Posted by: Doge on &lt;time datetime="2016-08-15T08:12Z"&gt;August 15&lt;sup&gt;th&lt;/sup&gt;&lt;/time&gt;&lt;/p&gt;</text:p>
      <text:p text:style-name="P1"><text:s text:c="8"/>&lt;p&gt;Wow, much combat, so mortal.&lt;/p&gt;</text:p>
      <text:p text:style-name="P1"><text:s text:c="6"/>&lt;/article&gt;</text:p>
      <text:p text:style-name="P1"><text:s text:c="6"/>&lt;article&gt;</text:p>
      <text:p text:style-name="P1"><text:s text:c="8"/>&lt;p&gt;Posted by: The Grim Reaper on &lt;time datetime="2016-08-16T00:00Z"&gt;August 16&lt;sup&gt;th&lt;/sup&gt;&lt;/time&gt;&lt;/p&gt;</text:p>
      <text:p text:style-name="P1"><text:s text:c="8"/>&lt;p&gt;Looks like I'll be busy that day.&lt;/p&gt;</text:p>
      <text:p text:style-name="P1"><text:s text:c="6"/>&lt;/article&gt;</text:p>
      <text:p text:style-name="P1"><text:s text:c="4"/>&lt;/section&gt;</text:p>
      <text:p text:style-name="P1"><text:s text:c="2"/>&lt;/article&gt;</text:p>
      <text:p text:style-name="P1"><text:s text:c="2"/>&lt;footer&gt;&amp;copy; 2018 Camper Cat&lt;/footer&gt;</text:p>
      <text:p text:style-name="P1">&lt;/body&gt;</text:p>
      <text:p text:style-name="P1"/>
      <text:p text:style-name="P1"/>
      <text:h text:style-name="P5" text:outline-level="2"><text:bookmark-start text:name="__RefHeading___Toc2278_2118293172"/>Make Elements Only Visible to a Screen Reader by Using Custom CSS<text:bookmark-end text:name="__RefHeading___Toc2278_2118293172"/></text:h>
      <text:p text:style-name="Text_20_body">Have you noticed that all of the applied accessibility challenges so far haven't used any CSS? This is to show the importance of a logical document outline, and <text:span text:style-name="T12">using semantically meaningful tags around your content before introducing the visual design aspect</text:span>.</text:p>
      <text:p text:style-name="Text_20_body">However, CSS's magic can also improve accessibility on your page when you want to visually hide content meant only for screen readers. This happens when information is in a visual format (like a chart), but screen reader users need an alternative presentation (like a table) to access the data. CSS is used to position the<text:span text:style-name="T12"> screen reader-only </text:span>elements off the visual area of the browser window.</text:p>
      <text:p text:style-name="Text_20_body">Here's an example of the CSS rules that accomplish this:</text:p>
      <text:p text:style-name="Quotations">.sr-only {<text:line-break/>  position: absolute;<text:line-break/>  left: -10000px;<text:line-break/>  width: 1px;<text:line-break/>  height: 1px;<text:line-break/>  top: auto;<text:line-break/>  overflow: hidden;<text:line-break/>}</text:p>
      <text:p text:style-name="Text_20_body"><text:span text:style-name="Strong_20_Emphasis">Note</text:span><text:line-break/>The following CSS approaches will NOT do the same thing:</text:p>
      <text:list xml:id="list3113537784" text:style-name="L2">
        <text:list-item>
          <text:p text:style-name="P13"><text:span text:style-name="Source_20_Text"><text:span text:style-name="T6">display: none;</text:span></text:span><text:span text:style-name="T6"> or </text:span><text:span text:style-name="Source_20_Text"><text:span text:style-name="T6">visibility: hidden;</text:span></text:span> <text:span text:style-name="T12">hides content for everyone, including screen reader users</text:span></text:p>
        </text:list-item>
      </text:list>
      <text:list xml:id="list587865427" text:style-name="L3">
        <text:list-item>
          <text:p text:style-name="P14">Zero values for pixel sizes, such as <text:span text:style-name="Source_20_Text"><text:span text:style-name="T6">width: 0px; height: 0px;</text:span></text:span> removes that element from the flow of your document, meaning screen readers will ignore it</text:p>
        </text:list-item>
      </text:list>
      <text:p text:style-name="P6"/>
      <text:p text:style-name="Text_20_body"><text:soft-page-break/>Camper Cat created a really cool stacked bar chart for his training page, and put the data into a table for his visually impaired users. The table already has an <text:span text:style-name="Source_20_Text">sr-only</text:span> class, but the CSS rules aren't filled in yet. Give the <text:span text:style-name="Source_20_Text">position</text:span> an absolute value, the <text:span text:style-name="Source_20_Text">left</text:span> a -10000px value, and the <text:span text:style-name="Source_20_Text">width</text:span> and <text:span text:style-name="Source_20_Text">height</text:span> both 1px values.</text:p>
      <text:p text:style-name="P1">&lt;head&gt;</text:p>
      <text:p text:style-name="P1"><text:s text:c="2"/>&lt;style&gt;</text:p>
      <text:p text:style-name="P1"><text:s text:c="2"/>.sr-only {</text:p>
      <text:p text:style-name="P1"><text:s text:c="4"/><text:span text:style-name="T6">position: absolute;</text:span></text:p>
      <text:p text:style-name="P2"><text:s text:c="4"/>left: -10000px;</text:p>
      <text:p text:style-name="P2"><text:s text:c="4"/>width:1px ;</text:p>
      <text:p text:style-name="P2"><text:s text:c="4"/>height:1px ;</text:p>
      <text:p text:style-name="P1"><text:s text:c="4"/>top: auto;</text:p>
      <text:p text:style-name="P1"><text:s text:c="4"/>overflow: hidden;</text:p>
      <text:p text:style-name="P1"><text:s text:c="2"/>}</text:p>
      <text:p text:style-name="P1"><text:s text:c="2"/>&lt;/style&gt;</text:p>
      <text:p text:style-name="P1">&lt;/head&gt;</text:p>
      <text:p text:style-name="P1">&lt;body&gt;</text:p>
      <text:p text:style-name="P1"><text:s text:c="2"/>&lt;header&gt;</text:p>
      <text:p text:style-name="P1"><text:s text:c="4"/>&lt;h1&gt;Training&lt;/h1&gt;</text:p>
      <text:p text:style-name="P1"><text:s text:c="4"/>&lt;nav&gt;</text:p>
      <text:p text:style-name="P1"><text:s text:c="6"/>&lt;ul&gt;</text:p>
      <text:p text:style-name="P1"><text:s text:c="8"/>&lt;li&gt;&lt;a href="#stealth"&gt;Stealth &amp;amp; Agility&lt;/a&gt;&lt;/li&gt;</text:p>
      <text:p text:style-name="P1"><text:s text:c="8"/>&lt;li&gt;&lt;a href="#combat"&gt;Combat&lt;/a&gt;&lt;/li&gt;</text:p>
      <text:p text:style-name="P1"><text:s text:c="8"/>&lt;li&gt;&lt;a href="#weapons"&gt;Weapons&lt;/a&gt;&lt;/li&gt;</text:p>
      <text:p text:style-name="P1"><text:s text:c="6"/>&lt;/ul&gt;</text:p>
      <text:p text:style-name="P1"><text:s text:c="4"/>&lt;/nav&gt;</text:p>
      <text:p text:style-name="P1"><text:s text:c="2"/>&lt;/header&gt;</text:p>
      <text:p text:style-name="P1"><text:s text:c="2"/>&lt;section&gt;</text:p>
      <text:p text:style-name="P1"><text:s text:c="4"/>&lt;h2&gt;Master Camper Cat's Beginner Three Week Training Program&lt;/h2&gt;</text:p>
      <text:p text:style-name="P1"><text:s text:c="4"/>&lt;figure&gt;</text:p>
      <text:p text:style-name="P1"><text:s text:c="6"/>&lt;!-- Stacked bar chart of weekly training--&gt;</text:p>
      <text:p text:style-name="P1"><text:s text:c="6"/>&lt;p&gt;[Stacked bar chart]&lt;/p&gt;</text:p>
      <text:p text:style-name="P1"><text:s text:c="6"/>&lt;br /&gt;</text:p>
      <text:p text:style-name="P1"><text:s text:c="6"/>&lt;figcaption&gt;Breakdown per week of time to spend training in stealth, combat, and weapons.&lt;/figcaption&gt;</text:p>
      <text:p text:style-name="P1"><text:s text:c="4"/>&lt;/figure&gt;</text:p>
      <text:p text:style-name="P1"><text:s text:c="4"/>&lt;table class="sr-only"&gt;</text:p>
      <text:p text:style-name="P1"><text:s text:c="6"/>&lt;caption&gt;Hours of Weekly Training in Stealth, Combat, and Weapons&lt;/caption&gt;</text:p>
      <text:p text:style-name="P1"><text:s text:c="6"/>&lt;thead&gt;</text:p>
      <text:p text:style-name="P1"><text:s text:c="8"/>&lt;tr&gt;</text:p>
      <text:p text:style-name="P1"><text:s text:c="10"/>&lt;th&gt;&lt;/th&gt;</text:p>
      <text:p text:style-name="P1"><text:s text:c="10"/>&lt;th scope="col"&gt;Stealth &amp;amp; Agility&lt;/th&gt;</text:p>
      <text:p text:style-name="P1"><text:s text:c="10"/>&lt;th scope="col"&gt;Combat&lt;/th&gt;</text:p>
      <text:p text:style-name="P1"><text:s text:c="10"/>&lt;th scope="col"&gt;Weapons&lt;/th&gt;</text:p>
      <text:p text:style-name="P1"><text:s text:c="10"/>&lt;th scope="col"&gt;Total&lt;/th&gt; <text:s text:c="39"/></text:p>
      <text:p text:style-name="P1"><text:s text:c="8"/>&lt;/tr&gt;</text:p>
      <text:p text:style-name="P1"><text:s text:c="6"/>&lt;/thead&gt;</text:p>
      <text:p text:style-name="P1"><text:soft-page-break/><text:s text:c="6"/>&lt;tbody&gt;</text:p>
      <text:p text:style-name="P1"><text:s text:c="8"/>&lt;tr&gt;</text:p>
      <text:p text:style-name="P1"><text:s text:c="10"/>&lt;th scope="row"&gt;Week One&lt;/th&gt;</text:p>
      <text:p text:style-name="P1"><text:s text:c="10"/>&lt;td&gt;3&lt;/td&gt;</text:p>
      <text:p text:style-name="P1"><text:s text:c="10"/>&lt;td&gt;5&lt;/td&gt;</text:p>
      <text:p text:style-name="P1"><text:s text:c="10"/>&lt;td&gt;2&lt;/td&gt;</text:p>
      <text:p text:style-name="P1"><text:s text:c="10"/>&lt;td&gt;10&lt;/td&gt;</text:p>
      <text:p text:style-name="P1"><text:s text:c="8"/>&lt;/tr&gt;</text:p>
      <text:p text:style-name="P1"><text:s text:c="8"/>&lt;tr&gt;</text:p>
      <text:p text:style-name="P1"><text:s text:c="10"/>&lt;th scope="row"&gt;Week Two&lt;/th&gt;</text:p>
      <text:p text:style-name="P1"><text:s text:c="10"/>&lt;td&gt;4&lt;/td&gt;</text:p>
      <text:p text:style-name="P1"><text:s text:c="10"/>&lt;td&gt;5&lt;/td&gt;</text:p>
      <text:p text:style-name="P1"><text:s text:c="10"/>&lt;td&gt;3&lt;/td&gt;</text:p>
      <text:p text:style-name="P1"><text:s text:c="10"/>&lt;td&gt;12&lt;/td&gt;</text:p>
      <text:p text:style-name="P1"><text:s text:c="8"/>&lt;/tr&gt;</text:p>
      <text:p text:style-name="P1"><text:s text:c="8"/>&lt;tr&gt;</text:p>
      <text:p text:style-name="P1"><text:s text:c="10"/>&lt;th scope="row"&gt;Week Three&lt;/th&gt;</text:p>
      <text:p text:style-name="P1"><text:s text:c="10"/>&lt;td&gt;4&lt;/td&gt;</text:p>
      <text:p text:style-name="P1"><text:s text:c="10"/>&lt;td&gt;6&lt;/td&gt;</text:p>
      <text:p text:style-name="P1"><text:s text:c="10"/>&lt;td&gt;3&lt;/td&gt;</text:p>
      <text:p text:style-name="P1"><text:s text:c="10"/>&lt;td&gt;13&lt;/td&gt;</text:p>
      <text:p text:style-name="P1"><text:s text:c="8"/>&lt;/tr&gt;</text:p>
      <text:p text:style-name="P1"><text:s text:c="6"/>&lt;/tbody&gt;</text:p>
      <text:p text:style-name="P1"><text:s text:c="4"/>&lt;/table&gt;</text:p>
      <text:p text:style-name="P1"><text:s text:c="2"/>&lt;/section&gt;</text:p>
      <text:p text:style-name="P1"><text:s text:c="2"/>&lt;section id="stealth"&gt;</text:p>
      <text:p text:style-name="P1"><text:s text:c="4"/>&lt;h2&gt;Stealth &amp;amp; Agility Training&lt;/h2&gt;</text:p>
      <text:p text:style-name="P1"><text:s text:c="4"/>&lt;article&gt;&lt;h3&gt;Climb foliage quickly using a minimum spanning tree approach&lt;/h3&gt;&lt;/article&gt;</text:p>
      <text:p text:style-name="P1"><text:s text:c="4"/>&lt;article&gt;&lt;h3&gt;No training is NP-complete without parkour&lt;/h3&gt;&lt;/article&gt;</text:p>
      <text:p text:style-name="P1"><text:s text:c="2"/>&lt;/section&gt;</text:p>
      <text:p text:style-name="P1"><text:s text:c="2"/>&lt;section id="combat"&gt;</text:p>
      <text:p text:style-name="P1"><text:s text:c="4"/>&lt;h2&gt;Combat Training&lt;/h2&gt;</text:p>
      <text:p text:style-name="P1"><text:s text:c="4"/>&lt;article&gt;&lt;h3&gt;Dispatch multiple enemies with multithreaded tactics&lt;/h3&gt;&lt;/article&gt;</text:p>
      <text:p text:style-name="P1"><text:s text:c="4"/>&lt;article&gt;&lt;h3&gt;Goodbye, world: 5 proven ways to knock out an opponent&lt;/h3&gt;&lt;/article&gt;</text:p>
      <text:p text:style-name="P1"><text:s text:c="2"/>&lt;/section&gt;</text:p>
      <text:p text:style-name="P1"><text:s text:c="2"/>&lt;section id="weapons"&gt;</text:p>
      <text:p text:style-name="P1"><text:s text:c="4"/>&lt;h2&gt;Weapons Training&lt;/h2&gt;</text:p>
      <text:p text:style-name="P1"><text:s text:c="4"/>&lt;article&gt;&lt;h3&gt;Swords: the best tool to literally divide and conquer&lt;/h3&gt;&lt;/article&gt;</text:p>
      <text:p text:style-name="P1"><text:s text:c="4"/>&lt;article&gt;&lt;h3&gt;Breadth-first or depth-first in multi-weapon training?&lt;/h3&gt;&lt;/article&gt;</text:p>
      <text:p text:style-name="P1"><text:s text:c="2"/>&lt;/section&gt;</text:p>
      <text:p text:style-name="P1"><text:s text:c="2"/>&lt;footer&gt;&amp;copy; 2018 Camper Cat&lt;/footer&gt;</text:p>
      <text:p text:style-name="P1">&lt;/body&gt;</text:p>
      <text:p text:style-name="P1"/>
      <text:p text:style-name="P1"/>
      <text:h text:style-name="P5" text:outline-level="2"><text:bookmark-start text:name="__RefHeading___Toc2280_2118293172"/>Improve Readability with High Contrast Text<text:bookmark-end text:name="__RefHeading___Toc2280_2118293172"/></text:h>
      <text:p text:style-name="Text_20_body">Low contrast between the foreground and background colors can make text difficult to read. Sufficient contrast improves the readability of your content, but what exactly does "sufficient" mean?</text:p>
      <text:p text:style-name="Text_20_body"><text:soft-page-break/>The Web Content Accessibility Guidelines (WCAG) recommend <text:span text:style-name="T6">at least a 4.5 to 1 contrast ratio </text:span>for normal text. The ratio is calculated by comparing the relative luminance values of two colors. This ranges from 1:1 for the same color, or no contrast, to <text:span text:style-name="T6">21:1 for white against black</text:span>, the strongest contrast. There are many contrast checking tools available online that calculate this ratio for you.</text:p>
      <text:p text:style-name="Horizontal_20_Line"/>
      <text:p text:style-name="Text_20_body">Camper Cat's choice of light gray text on a white background for his recent blog post has a 1.5:1 contrast ratio, making it hard to read. Change the <text:span text:style-name="Source_20_Text">color</text:span> of the text from the current gray (<text:span text:style-name="Source_20_Text">#D3D3D3</text:span>) to a darker gray (<text:span text:style-name="Source_20_Text">#636363</text:span>) to improve the contrast ratio to 6:1.</text:p>
      <text:p text:style-name="P1">&lt;head&gt;</text:p>
      <text:p text:style-name="P1"><text:s text:c="2"/>&lt;style&gt;</text:p>
      <text:p text:style-name="P1"><text:s text:c="2"/>body {</text:p>
      <text:p text:style-name="P1"><text:s text:c="4"/><text:span text:style-name="T6">color: #636363</text:span>;</text:p>
      <text:p text:style-name="P1"><text:s text:c="4"/>background-color: #FFF;</text:p>
      <text:p text:style-name="P1"><text:s text:c="2"/>}</text:p>
      <text:p text:style-name="P1"><text:s text:c="2"/>&lt;/style&gt;</text:p>
      <text:p text:style-name="P1">&lt;/head&gt;</text:p>
      <text:p text:style-name="P1">&lt;body&gt;</text:p>
      <text:p text:style-name="P1"><text:s text:c="2"/>&lt;header&gt;</text:p>
      <text:p text:style-name="P1"><text:s text:c="4"/>&lt;h1&gt;Deep Thoughts with Master Camper Cat&lt;/h1&gt;</text:p>
      <text:p text:style-name="P1"><text:s text:c="2"/>&lt;/header&gt;</text:p>
      <text:p text:style-name="P1"><text:s text:c="2"/>&lt;article&gt;</text:p>
      <text:p text:style-name="P1"><text:s text:c="4"/>&lt;h2&gt;A Word on the Recent Catnip Doping Scandal&lt;/h2&gt;</text:p>
      <text:p text:style-name="P1"><text:s text:c="4"/>&lt;p&gt;The influence that catnip has on feline behavior is well-documented, and its use as an herbal supplement in competitive ninja circles remains controversial. Once again, the debate to ban the substance is brought to the public's attention after the high-profile win of Kittytron, a long-time proponent and user of the green stuff, at the Claw of Fury tournament.&lt;/p&gt;</text:p>
      <text:p text:style-name="P1"><text:s text:c="4"/>&lt;p&gt;As I've stated in the past, I firmly believe a true ninja's skills must come from within, with no external influences. My own catnip use shall continue as purely recreational.&lt;/p&gt;</text:p>
      <text:p text:style-name="P1"><text:s text:c="2"/>&lt;/article&gt;</text:p>
      <text:p text:style-name="P1">&lt;/body&gt;</text:p>
      <text:p text:style-name="P1"/>
      <text:h text:style-name="P5" text:outline-level="2"><text:bookmark-start text:name="__RefHeading___Toc2282_2118293172"/>Avoid Colorblindness Issues by Using Sufficient Contrast<text:bookmark-end text:name="__RefHeading___Toc2282_2118293172"/></text:h>
      <text:p text:style-name="Text_20_body">Color is a large part of visual design, but its use introduces two accessibility issues. First, color alone should not be used as the only way to convey important information because screen reader users won't see it. Second, foreground and background colors need sufficient contrast so colorblind users can distinguish them.</text:p>
      <text:p text:style-name="Text_20_body">Previous challenges covered having text alternatives to address the first issue. The last challenge introduced contrast checking tools to help with the second. The WCAG-recommended contrast ratio of 4.5:1 applies for color use as well as gray-scale combinations.</text:p>
      <text:p text:style-name="Text_20_body">Colorblind users have trouble distinguishing some colors from others - usually in hue but sometimes lightness as well. You may recall the contrast ratio is calculated using the relative luminance (or lightness) values of the foreground and background colors.</text:p>
      <text:p text:style-name="Text_20_body"><text:soft-page-break/>In practice, the <text:span text:style-name="T6">4.5:1 ratio can be reached by darkening the darker color and lightening the lighter one with the aid of a color contrast checker. </text:span><text:span text:style-name="T9">Darker colors on the color wheel are considered to be</text:span><text:span text:style-name="T7"> </text:span><text:span text:style-name="T8">blues, violets, magentas, and reds</text:span><text:span text:style-name="T9">, whereas lighter colors are </text:span><text:span text:style-name="T10">oranges, yellows, greens, and blue-greens</text:span><text:span text:style-name="T9">.</text:span></text:p>
      <text:p text:style-name="Horizontal_20_Line"/>
      <text:p text:style-name="Text_20_body">Camper Cat is experimenting with using color for his blog text and background, but his current combination of a greenish <text:span text:style-name="Source_20_Text">background-color</text:span> with maroon text <text:span text:style-name="Source_20_Text">color</text:span> has a 2.5:1 contrast ratio. You can easily adjust the lightness of the colors since he declared them using the CSS <text:span text:style-name="Source_20_Text"><text:span text:style-name="T6">hsl()</text:span></text:span><text:span text:style-name="T6"> property (which stands for hue, saturation, lightness) </text:span>by changing the third argument. Increase the <text:span text:style-name="Source_20_Text">background-color</text:span> lightness value from 35% to 55%, and decrease the <text:span text:style-name="Source_20_Text">color</text:span> lightness value from 20% to 15%. This improves the contrast to 5.9:1.</text:p>
      <text:p text:style-name="P1">&lt;head&gt;</text:p>
      <text:p text:style-name="P1"><text:s text:c="2"/>&lt;style&gt;</text:p>
      <text:p text:style-name="P1"><text:s text:c="2"/>body {</text:p>
      <text:p text:style-name="P1"><text:s text:c="4"/>color: hsl(0, 55%, <text:span text:style-name="T6">15%)</text:span>;</text:p>
      <text:p text:style-name="P1"><text:s text:c="4"/>background-color: hsl(120, 25%, <text:span text:style-name="T6">55%</text:span>);</text:p>
      <text:p text:style-name="P1"><text:s text:c="2"/>}</text:p>
      <text:p text:style-name="P1"><text:s text:c="2"/>&lt;/style&gt;</text:p>
      <text:p text:style-name="P1">&lt;/head&gt;</text:p>
      <text:p text:style-name="P1">&lt;body&gt;</text:p>
      <text:p text:style-name="P1"><text:s text:c="2"/>&lt;header&gt;</text:p>
      <text:p text:style-name="P1"><text:s text:c="4"/>&lt;h1&gt;Deep Thoughts with Master Camper Cat&lt;/h1&gt;</text:p>
      <text:p text:style-name="P1"><text:s text:c="2"/>&lt;/header&gt;</text:p>
      <text:p text:style-name="P1"><text:s text:c="2"/>&lt;article&gt;</text:p>
      <text:p text:style-name="P1"><text:s text:c="4"/>&lt;h2&gt;A Word on the Recent Catnip Doping Scandal&lt;/h2&gt;</text:p>
      <text:p text:style-name="P1"><text:s text:c="4"/>&lt;p&gt;The influence that catnip has on feline behavior is well-documented, and its use as an herbal supplement in competitive ninja circles remains controversial. Once again, the debate to ban the substance is brought to the public's attention after the high-profile win of Kittytron, a long-time proponent and user of the green stuff, at the Claw of Fury tournament.&lt;/p&gt;</text:p>
      <text:p text:style-name="P1"><text:s text:c="4"/>&lt;p&gt;As I've stated in the past, I firmly believe a true ninja's skills must come from within, with no external influences. My own catnip use shall continue as purely recreational.&lt;/p&gt;</text:p>
      <text:p text:style-name="P1"><text:s text:c="2"/>&lt;/article&gt;</text:p>
      <text:p text:style-name="P1">&lt;/body&gt;</text:p>
      <text:p text:style-name="P1"/>
      <text:h text:style-name="P5" text:outline-level="2"><text:bookmark-start text:name="__RefHeading___Toc2284_2118293172"/>Avoid Colorblindness Issues by Carefully Choosing Colors that Convey Information<text:bookmark-end text:name="__RefHeading___Toc2284_2118293172"/></text:h>
      <text:p text:style-name="Text_20_body">There are various forms of colorblindness. These can range from a reduced sensitivity to a certain wavelength of light to the inability to see color at all. The most common form is a reduced sensitivity to detect greens.</text:p>
      <text:p text:style-name="Text_20_body">For example, if two similar green colors are the foreground and background color of your content, a colorblind user may not be able to distinguish them. Close colors can be thought of as neighbors on the color wheel, and those combinations should be avoided when conveying important information.</text:p>
      <text:p text:style-name="Text_20_body"><text:soft-page-break/><text:span text:style-name="Strong_20_Emphasis">Note</text:span><text:line-break/>Some online color picking tools include visual simulations of how colors appear for different types of colorblindness. These are great resources in addition to online contrast checking calculators.</text:p>
      <text:p text:style-name="Horizontal_20_Line"/>
      <text:p text:style-name="Text_20_body">Camper Cat is testing different styles for an important button, but the yellow (<text:span text:style-name="Source_20_Text">#FFFF33</text:span>) <text:span text:style-name="Source_20_Text">background-color</text:span> and the green (<text:span text:style-name="Source_20_Text">#33FF33</text:span>) text <text:span text:style-name="Source_20_Text">color</text:span> are neighboring hues on the color wheel and virtually indistinguishable for some colorblind users. (Their similar lightness also fails the contrast ratio check). Change the text <text:span text:style-name="Source_20_Text">color</text:span> to a dark blue (<text:span text:style-name="Source_20_Text">#003366</text:span>) to solve both problems.</text:p>
      <text:p text:style-name="P1">&lt;head&gt;</text:p>
      <text:p text:style-name="P1"><text:s text:c="2"/>&lt;style&gt;</text:p>
      <text:p text:style-name="P1"><text:s text:c="2"/>button {</text:p>
      <text:p text:style-name="P1"><text:s text:c="4"/>color: <text:span text:style-name="T6">#003366</text:span>;</text:p>
      <text:p text:style-name="P1"><text:s text:c="4"/>background-color: #FFFF33;</text:p>
      <text:p text:style-name="P1"><text:s text:c="4"/>font-size: 14px;</text:p>
      <text:p text:style-name="P1"><text:s text:c="4"/>padding: 10px;</text:p>
      <text:p text:style-name="P1"><text:s text:c="2"/>}</text:p>
      <text:p text:style-name="P1"><text:s text:c="2"/>&lt;/style&gt;</text:p>
      <text:p text:style-name="P1">&lt;/head&gt;</text:p>
      <text:p text:style-name="P1">&lt;body&gt;</text:p>
      <text:p text:style-name="P1"><text:s text:c="2"/>&lt;header&gt;</text:p>
      <text:p text:style-name="P1"><text:s text:c="4"/>&lt;h1&gt;Danger!&lt;/h1&gt;</text:p>
      <text:p text:style-name="P1"><text:s text:c="2"/>&lt;/header&gt;</text:p>
      <text:p text:style-name="P1"><text:s text:c="2"/>&lt;button&gt;Delete Internet&lt;/button&gt;</text:p>
      <text:p text:style-name="P1">&lt;/body&gt;</text:p>
      <text:p text:style-name="P1"/>
      <text:p text:style-name="P1"/>
      <text:h text:style-name="P5" text:outline-level="2"><text:bookmark-start text:name="__RefHeading___Toc2286_2118293172"/>Give Links Meaning by Using Descriptive Link Text<text:bookmark-end text:name="__RefHeading___Toc2286_2118293172"/></text:h>
      <text:p text:style-name="Text_20_body">Screen reader users have different options for what type of content their device reads. This includes skipping to (or over) landmark elements, jumping to the main content, or getting a page summary from the headings. Another option is to only hear the links available on a page.</text:p>
      <text:p text:style-name="Text_20_body">Screen readers do this by reading the link text, or what's between the anchor (<text:span text:style-name="Source_20_Text">a</text:span>) tags. Having a list of "click here" or "read more" links isn't helpful. Instead, you should use brief but descriptive text within the <text:span text:style-name="Source_20_Text">a</text:span> tags to provide more meaning for these users.</text:p>
      <text:p text:style-name="Horizontal_20_Line"/>
      <text:p text:style-name="Text_20_body">The link text that Camper Cat is using is not very descriptive without the surrounding context. Move the anchor (<text:span text:style-name="Source_20_Text">a</text:span>) tags so they wrap around the text "information about batteries" instead of "Click here".</text:p>
      <text:p text:style-name="P1">&lt;body&gt;</text:p>
      <text:p text:style-name="P1"><text:s text:c="2"/>&lt;header&gt;</text:p>
      <text:p text:style-name="P1"><text:s text:c="4"/>&lt;h1&gt;Deep Thoughts with Master Camper Cat&lt;/h1&gt;</text:p>
      <text:p text:style-name="P1"><text:s text:c="2"/>&lt;/header&gt;</text:p>
      <text:p text:style-name="P1"><text:s text:c="2"/>&lt;article&gt;</text:p>
      <text:p text:style-name="P1"><text:s text:c="4"/>&lt;h2&gt;Defeating your Foe: the Red Dot is Ours!&lt;/h2&gt;</text:p>
      <text:p text:style-name="P1"><text:soft-page-break/><text:s text:c="4"/>&lt;p&gt;Felines the world over have been waging war on the most persistent of foes. This red nemesis combines both cunning stealth and lightening speed. But chin up, fellow fighters, our time for victory may soon be near. Click here for <text:span text:style-name="T6">&lt;a href=""&gt;information about batteries&lt;/a&gt;</text:span>&lt;/p&gt;</text:p>
      <text:p text:style-name="P1"><text:s text:c="2"/>&lt;/article&gt;</text:p>
      <text:p text:style-name="P1">&lt;/body&gt;</text:p>
      <text:p text:style-name="P1"/>
      <text:h text:style-name="P5" text:outline-level="2"><text:bookmark-start text:name="__RefHeading___Toc2288_2118293172"/>Make Links Navigatable with HTML Access Keys<text:bookmark-end text:name="__RefHeading___Toc2288_2118293172"/></text:h>
      <text:p text:style-name="Text_20_body">HTML offers the <text:span text:style-name="Source_20_Text"><text:span text:style-name="T6">accesskey</text:span></text:span> attribute to specify a shortcut key to activate or bring focus to an element. This can make navigation more efficient for keyboard-only users.</text:p>
      <text:p text:style-name="Text_20_body">HTML5 allows this attribute to be used on <text:span text:style-name="T12">any element</text:span>, <text:span text:style-name="T12">but it's particularly useful when it's used with interactive ones. This includes links, buttons, and form controls.</text:span></text:p>
      <text:p text:style-name="Text_20_body">Here's an example:</text:p>
      <text:p text:style-name="Text_20_body"><text:span text:style-name="Source_20_Text">&lt;button accesskey="b"&gt;Important Button&lt;/button&gt;</text:span></text:p>
      <text:p text:style-name="Horizontal_20_Line"/>
      <text:p text:style-name="Text_20_body">Camper Cat wants the links around the two blog article titles to have keyboard shortcuts so his site's users can quickly navigate to the full story. Add an <text:span text:style-name="Source_20_Text">accesskey</text:span> attribute to both links and set the first one to "g" (for Garfield) and the second one to "c" (for Chuck Norris).</text:p>
      <text:p text:style-name="P1">&lt;body&gt;</text:p>
      <text:p text:style-name="P1"><text:s text:c="2"/>&lt;header&gt;</text:p>
      <text:p text:style-name="P1"><text:s text:c="4"/>&lt;h1&gt;Deep Thoughts with Master Camper Cat&lt;/h1&gt;</text:p>
      <text:p text:style-name="P1"><text:s text:c="2"/>&lt;/header&gt;</text:p>
      <text:p text:style-name="P1"><text:s text:c="2"/>&lt;article&gt;</text:p>
      <text:p text:style-name="P1"><text:s text:c="8"/></text:p>
      <text:p text:style-name="P1"><text:s text:c="4"/>&lt;h2&gt;&lt;a id="first" href="" <text:span text:style-name="T6">accesskey="g"</text:span>&gt;The Garfield Files: Lasagna as Training Fuel?&lt;/a&gt;&lt;/h2&gt;</text:p>
      <text:p text:style-name="P1"><text:s text:c="8"/></text:p>
      <text:p text:style-name="P1"><text:s text:c="4"/>&lt;p&gt;The internet is littered with varying opinions on nutritional paradigms, from catnip paleo to hairball cleanses. But let's turn our attention to an often overlooked fitness fuel, and examine the protein-carb-NOM trifecta that is lasagna...&lt;/p&gt;</text:p>
      <text:p text:style-name="P1"><text:s text:c="2"/>&lt;/article&gt;</text:p>
      <text:p text:style-name="P1"><text:s text:c="2"/>&lt;article&gt;</text:p>
      <text:p text:style-name="P1"><text:s text:c="8"/></text:p>
      <text:p text:style-name="P1"><text:s text:c="4"/>&lt;h2&gt;&lt;a id="second" href="" <text:span text:style-name="T6">accesskey="c"</text:span>&gt;Is Chuck Norris a Cat Person?&lt;/a&gt;&lt;/h2&gt;</text:p>
      <text:p text:style-name="P1"><text:s text:c="8"/></text:p>
      <text:p text:style-name="P1"><text:s text:c="4"/>&lt;p&gt;Chuck Norris is widely regarded as the premier martial artist on the planet, and it's a complete coincidence anyone who disagrees with this fact mysteriously disappears soon after. But the real question is, is he a cat person?...&lt;/p&gt;</text:p>
      <text:p text:style-name="P1"><text:s text:c="2"/>&lt;/article&gt;</text:p>
      <text:p text:style-name="P1"><text:s text:c="2"/>&lt;footer&gt;&amp;copy; 2018 Camper Cat&lt;/footer&gt;</text:p>
      <text:p text:style-name="P1">&lt;/body&gt;</text:p>
      <text:p text:style-name="P1"/>
      <text:p text:style-name="P1"/>
      <text:h text:style-name="P5" text:outline-level="2"><text:bookmark-start text:name="__RefHeading___Toc2290_2118293172"/><text:soft-page-break/>Use tabindex to Add Keyboard Focus to an Element<text:bookmark-end text:name="__RefHeading___Toc2290_2118293172"/></text:h>
      <text:p text:style-name="Text_20_body">The HTML <text:span text:style-name="Source_20_Text"><text:span text:style-name="T6">tabindex</text:span></text:span> attribute has three distinct functions relating to an element's keyboard focus. <text:span text:style-name="T12">When it's on a tag, it indicates that element can be focused on</text:span>. The<text:span text:style-name="T12"> value (an integer that's positive, negative, or zero) determines the behavior.</text:span></text:p>
      <text:p text:style-name="Text_20_body">Certain elements, such as links and form controls, automatically receive keyboard focus when a user tabs through a page. It's in the same order as the elements come in the HTML source markup. This same functionality can be given to other elements, such as <text:span text:style-name="Source_20_Text"><text:span text:style-name="T12">div</text:span></text:span><text:span text:style-name="T12">, </text:span><text:span text:style-name="Source_20_Text"><text:span text:style-name="T12">span</text:span></text:span><text:span text:style-name="T12">, and </text:span><text:span text:style-name="Source_20_Text"><text:span text:style-name="T12">p</text:span></text:span>, by placing a <text:span text:style-name="Source_20_Text">tabindex="0"</text:span> attribute on them. Here's an example:</text:p>
      <text:p text:style-name="Text_20_body"><text:span text:style-name="Source_20_Text">&lt;div tabindex="0"&gt;I need keyboard focus!&lt;/div&gt;</text:span></text:p>
      <text:p text:style-name="Text_20_body"><text:span text:style-name="Strong_20_Emphasis">Note</text:span><text:line-break/>A <text:span text:style-name="T12">negative </text:span><text:span text:style-name="Source_20_Text"><text:span text:style-name="T12">tabindex</text:span></text:span><text:span text:style-name="T12"> value (typically -1) indicates that an element is focusable, but is not reachable by the keyboard.</text:span> This method is generally used to bring focus to content programmatically (like when a <text:span text:style-name="Source_20_Text">div</text:span> used for a pop-up window is activated), and is beyond the scope of these challenges.</text:p>
      <text:p text:style-name="Horizontal_20_Line"/>
      <text:p text:style-name="Text_20_body">Camper Cat created a new survey to collect information about his users. He knows input fields automatically get keyboard focus, but he wants to make sure his keyboard users pause at the instructions while tabbing through the items. Add a <text:span text:style-name="Source_20_Text">tabindex</text:span> attribute to the <text:span text:style-name="Source_20_Text">p</text:span> tag and set its value to "0". Bonus - using <text:span text:style-name="Source_20_Text">tabindex</text:span> also enables the CSS pseudo-class <text:span text:style-name="Source_20_Text">:focus</text:span> to work on the <text:span text:style-name="Source_20_Text">p</text:span> tag.</text:p>
      <text:p text:style-name="P1">&lt;head&gt;</text:p>
      <text:p text:style-name="P1"><text:s text:c="2"/>&lt;style&gt;</text:p>
      <text:p text:style-name="P1"><text:s text:c="2"/>p:focus {</text:p>
      <text:p text:style-name="P1"><text:s text:c="4"/>background-color: yellow;</text:p>
      <text:p text:style-name="P1"><text:s text:c="2"/>}</text:p>
      <text:p text:style-name="P1"><text:s text:c="2"/>&lt;/style&gt;</text:p>
      <text:p text:style-name="P1">&lt;/head&gt;</text:p>
      <text:p text:style-name="P1">&lt;body&gt;</text:p>
      <text:p text:style-name="P1"><text:s text:c="2"/>&lt;header&gt;</text:p>
      <text:p text:style-name="P1"><text:s text:c="4"/>&lt;h1&gt;Ninja Survey&lt;/h1&gt;</text:p>
      <text:p text:style-name="P1"><text:s text:c="2"/>&lt;/header&gt;</text:p>
      <text:p text:style-name="P1"><text:s text:c="2"/>&lt;section&gt;</text:p>
      <text:p text:style-name="P1"><text:s text:c="4"/>&lt;form&gt;</text:p>
      <text:p text:style-name="P1"><text:s text:c="6"/></text:p>
      <text:p text:style-name="P1"><text:s text:c="6"/></text:p>
      <text:p text:style-name="P1"><text:s text:c="6"/>&lt;p <text:span text:style-name="T6">tabindex="0"</text:span>&gt;Instructions: Fill in ALL your information then click &lt;b&gt;Submit&lt;/b&gt;&lt;/p&gt;</text:p>
      <text:p text:style-name="P1"><text:s text:c="6"/></text:p>
      <text:p text:style-name="P1"><text:s text:c="6"/></text:p>
      <text:p text:style-name="P1"><text:s text:c="6"/>&lt;label for="username"&gt;Username:&lt;/label&gt;</text:p>
      <text:p text:style-name="P1"><text:s text:c="6"/>&lt;input type="text" id="username" name="username"&gt;&lt;br&gt;</text:p>
      <text:p text:style-name="P1"><text:s text:c="6"/>&lt;fieldset&gt;</text:p>
      <text:p text:style-name="P1"><text:s text:c="8"/>&lt;legend&gt;What level ninja are you?&lt;/legend&gt;</text:p>
      <text:p text:style-name="P1"><text:s text:c="8"/>&lt;input id="newbie" type="radio" name="levels" value="newbie"&gt;</text:p>
      <text:p text:style-name="P1"><text:s text:c="8"/>&lt;label for="newbie"&gt;Newbie Kitten&lt;/label&gt;&lt;br&gt;</text:p>
      <text:p text:style-name="P1"><text:soft-page-break/><text:s text:c="8"/>&lt;input id="intermediate" type="radio" name="levels" value="intermediate"&gt;</text:p>
      <text:p text:style-name="P1"><text:s text:c="8"/>&lt;label for="intermediate"&gt;Developing Student&lt;/label&gt;&lt;br&gt;</text:p>
      <text:p text:style-name="P1"><text:s text:c="8"/>&lt;input id="master" type="radio" name="levels" value="master"&gt;</text:p>
      <text:p text:style-name="P1"><text:s text:c="8"/>&lt;label for="master"&gt;9th Life Master&lt;/label&gt;</text:p>
      <text:p text:style-name="P1"><text:s text:c="6"/>&lt;/fieldset&gt;</text:p>
      <text:p text:style-name="P1"><text:s text:c="6"/>&lt;br&gt;</text:p>
      <text:p text:style-name="P1"><text:s text:c="6"/>&lt;fieldset&gt;</text:p>
      <text:p text:style-name="P1"><text:s text:c="6"/>&lt;legend&gt;Select your favorite weapons:&lt;/legend&gt;</text:p>
      <text:p text:style-name="P1"><text:s text:c="6"/>&lt;input id="stars" type="checkbox" name="weapons" value="stars"&gt;</text:p>
      <text:p text:style-name="P1"><text:s text:c="6"/>&lt;label for="stars"&gt;Throwing Stars&lt;/label&gt;&lt;br&gt;</text:p>
      <text:p text:style-name="P1"><text:s text:c="6"/>&lt;input id="nunchucks" type="checkbox" name="weapons" value="nunchucks"&gt;</text:p>
      <text:p text:style-name="P1"><text:s text:c="6"/>&lt;label for="nunchucks"&gt;Nunchucks&lt;/label&gt;&lt;br&gt;</text:p>
      <text:p text:style-name="P1"><text:s text:c="6"/>&lt;input id="sai" type="checkbox" name="weapons" value="sai"&gt;</text:p>
      <text:p text:style-name="P1"><text:s text:c="6"/>&lt;label for="sai"&gt;Sai Set&lt;/label&gt;&lt;br&gt;</text:p>
      <text:p text:style-name="P1"><text:s text:c="6"/>&lt;input id="sword" type="checkbox" name="weapons" value="sword"&gt;</text:p>
      <text:p text:style-name="P1"><text:s text:c="6"/>&lt;label for="sword"&gt;Sword&lt;/label&gt;</text:p>
      <text:p text:style-name="P1"><text:s text:c="6"/>&lt;/fieldset&gt;</text:p>
      <text:p text:style-name="P1"><text:s text:c="6"/>&lt;br&gt;</text:p>
      <text:p text:style-name="P1"><text:s text:c="6"/>&lt;input type="submit" name="submit" value="Submit"&gt;</text:p>
      <text:p text:style-name="P1"><text:s text:c="4"/>&lt;/form&gt;&lt;br&gt;</text:p>
      <text:p text:style-name="P1"><text:s text:c="2"/>&lt;/section&gt;</text:p>
      <text:p text:style-name="P1"><text:s text:c="2"/>&lt;footer&gt;&amp;copy; 2018 Camper Cat&lt;/footer&gt;</text:p>
      <text:p text:style-name="P1">&lt;/body&gt;</text:p>
      <text:p text:style-name="P1"/>
      <text:p text:style-name="P1"/>
      <text:h text:style-name="P5" text:outline-level="2"><text:bookmark-start text:name="__RefHeading___Toc2292_2118293172"/>Use tabindex to Specify the Order of Keyboard Focus for Several Elements<text:bookmark-end text:name="__RefHeading___Toc2292_2118293172"/></text:h>
      <text:p text:style-name="Text_20_body">The <text:span text:style-name="Source_20_Text">tabindex</text:span> attribute also specifies the <text:span text:style-name="T12">exact tab order </text:span>of elements. This is achieved when the value of the attribute is set to a positive number of 1 or higher.</text:p>
      <text:p text:style-name="Text_20_body">Setting a <text:span text:style-name="T12">tabindex="1" will bring keyboard focus to that element first. Then it cycles through the sequence of specified </text:span><text:span text:style-name="Source_20_Text"><text:span text:style-name="T12">tabindex</text:span></text:span><text:span text:style-name="T12"> values (2, 3, etc.), before moving to default and </text:span><text:span text:style-name="Source_20_Text"><text:span text:style-name="T12">tabindex="0"</text:span></text:span><text:span text:style-name="T12"> items.</text:span></text:p>
      <text:p text:style-name="Text_20_body">It's important to note that when the tab order is set this way, it overrides the default order (which uses the HTML source). This may confuse users who are expecting to start navigation from the top of the page. This technique may be necessary in some circumstances, but in terms of accessibility, take care before applying it.</text:p>
      <text:p text:style-name="Text_20_body">Here's an example:</text:p>
      <text:p text:style-name="Text_20_body"><text:span text:style-name="Source_20_Text">&lt;div tabindex="1"&gt;I get keyboard focus, and I get it first!&lt;/div&gt;</text:span></text:p>
      <text:p text:style-name="Text_20_body"><text:span text:style-name="Source_20_Text">&lt;div tabindex="2"&gt;I get keyboard focus, and I get it second!&lt;/div&gt;</text:span></text:p>
      <text:p text:style-name="Horizontal_20_Line"/>
      <text:p text:style-name="Text_20_body">Camper Cat has a search field on his Inspirational Quotes page that he plans to position in the upper right corner with CSS. He wants the search <text:span text:style-name="Source_20_Text">input</text:span> and submit <text:span text:style-name="Source_20_Text">input</text:span> form controls to be the first two <text:soft-page-break/>items in the tab order. Add a <text:span text:style-name="Source_20_Text">tabindex</text:span> attribute set to "1" to the search <text:span text:style-name="Source_20_Text">input</text:span>, and a <text:span text:style-name="Source_20_Text">tabindex</text:span> attribute set to "2" to the submit <text:span text:style-name="Source_20_Text">input</text:span>.</text:p>
      <text:p text:style-name="P1">&lt;body&gt;</text:p>
      <text:p text:style-name="P1"><text:s text:c="2"/>&lt;header&gt;</text:p>
      <text:p text:style-name="P1"><text:s text:c="4"/>&lt;h1&gt;Even Deeper Thoughts with Master Camper Cat&lt;/h1&gt;</text:p>
      <text:p text:style-name="P1"><text:s text:c="4"/>&lt;nav&gt;</text:p>
      <text:p text:style-name="P1"><text:s text:c="6"/>&lt;ul&gt;</text:p>
      <text:p text:style-name="P1"><text:s text:c="8"/>&lt;li&gt;&lt;a href=""&gt;Home&lt;/a&gt;&lt;/li&gt;</text:p>
      <text:p text:style-name="P1"><text:s text:c="8"/>&lt;li&gt;&lt;a href=""&gt;Blog&lt;/a&gt;&lt;/li&gt;</text:p>
      <text:p text:style-name="P1"><text:s text:c="8"/>&lt;li&gt;&lt;a href=""&gt;Training&lt;/a&gt;&lt;/li&gt;</text:p>
      <text:p text:style-name="P1"><text:s text:c="6"/>&lt;/ul&gt;</text:p>
      <text:p text:style-name="P1"><text:s text:c="4"/>&lt;/nav&gt;</text:p>
      <text:p text:style-name="P1"><text:s text:c="2"/>&lt;/header&gt;</text:p>
      <text:p text:style-name="P1"><text:s text:c="2"/>&lt;form&gt;</text:p>
      <text:p text:style-name="P1"><text:s text:c="4"/>&lt;label for="search"&gt;Search:&lt;/label&gt;</text:p>
      <text:p text:style-name="P1"><text:s text:c="4"/></text:p>
      <text:p text:style-name="P1"><text:s text:c="4"/></text:p>
      <text:p text:style-name="P1"><text:s text:c="4"/>&lt;input type="search" name="search" id="search" <text:span text:style-name="T6">tabindex="1"</text:span>&gt;</text:p>
      <text:p text:style-name="P1"><text:s text:c="4"/>&lt;input type="submit" name="submit" value="Submit" id="submit" <text:span text:style-name="T6">tabindex="2"</text:span>&gt;</text:p>
      <text:p text:style-name="P1"><text:s text:c="4"/></text:p>
      <text:p text:style-name="P1"><text:s text:c="4"/></text:p>
      <text:p text:style-name="P1"><text:s text:c="2"/>&lt;/form&gt;</text:p>
      <text:p text:style-name="P1"><text:s text:c="2"/>&lt;h2&gt;Inspirational Quotes&lt;/h2&gt;</text:p>
      <text:p text:style-name="P1"><text:s text:c="2"/>&lt;blockquote&gt;</text:p>
      <text:p text:style-name="P1"><text:s text:c="4"/>&lt;p&gt;&amp;ldquo;There's no Theory of Evolution, just a list of creatures I've allowed to live.&amp;rdquo;&lt;br&gt;</text:p>
      <text:p text:style-name="P1"><text:s text:c="4"/>- Chuck Norris&lt;/p&gt;</text:p>
      <text:p text:style-name="P1"><text:s text:c="2"/>&lt;/blockquote&gt;</text:p>
      <text:p text:style-name="P1"><text:s text:c="2"/>&lt;blockquote&gt;</text:p>
      <text:p text:style-name="P1"><text:s text:c="4"/>&lt;p&gt;&amp;ldquo;Wise men say forgiveness is divine, but never pay full price for late pizza.&amp;rdquo;&lt;br&gt;</text:p>
      <text:p text:style-name="P1"><text:s text:c="4"/>- TMNT&lt;/p&gt;</text:p>
      <text:p text:style-name="P1"><text:s text:c="2"/>&lt;/blockquote&gt;</text:p>
      <text:p text:style-name="P1"><text:s text:c="2"/>&lt;footer&gt;&amp;copy; 2018 Camper Cat&lt;/footer&gt;</text:p>
      <text:p text:style-name="P1">&lt;/body&gt;</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30T00:17:31.381093631</dc:date>
    <meta:editing-duration>PT22H23M13S</meta:editing-duration>
    <meta:editing-cycles>218</meta:editing-cycles>
    <meta:generator>LibreOffice/6.0.7.3$Linux_X86_64 LibreOffice_project/00m0$Build-3</meta:generator>
    <meta:document-statistic meta:table-count="0" meta:image-count="0" meta:object-count="0" meta:page-count="26" meta:paragraph-count="715" meta:word-count="6793" meta:character-count="47844" meta:non-whitespace-character-count="39398"/>
  </office:meta>
</office:document-meta>
</file>